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P1" style:family="paragraph" style:parent-style-name="Header">
      <style:text-properties officeooo:rsid="05033a82" officeooo:paragraph-rsid="05033a82"/>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Footnote">
      <style:text-properties officeooo:rsid="00cd182e" officeooo:paragraph-rsid="00cd182e"/>
    </style:style>
    <style:style style:name="P5" style:family="paragraph" style:parent-style-name="Footnote">
      <style:text-properties officeooo:rsid="02085db8" officeooo:paragraph-rsid="02085db8"/>
    </style:style>
    <style:style style:name="P6" style:family="paragraph" style:parent-style-name="Footnote">
      <style:text-properties officeooo:rsid="00e42a48" officeooo:paragraph-rsid="00e42a48"/>
    </style:style>
    <style:style style:name="P7" style:family="paragraph" style:parent-style-name="Footnote">
      <style:text-properties officeooo:rsid="0126ba11" officeooo:paragraph-rsid="0126ba11"/>
    </style:style>
    <style:style style:name="P8" style:family="paragraph" style:parent-style-name="Footnote">
      <style:text-properties officeooo:rsid="00e2ec4c" officeooo:paragraph-rsid="00e2ec4c"/>
    </style:style>
    <style:style style:name="P9" style:family="paragraph" style:parent-style-name="Author_20_Bio">
      <style:text-properties fo:font-style="italic" officeooo:rsid="0529d121" officeooo:paragraph-rsid="0529d121" style:font-style-asian="italic" style:font-style-complex="italic"/>
    </style:style>
    <style:style style:name="P10" style:family="paragraph" style:parent-style-name="Author_20_Bio">
      <style:text-properties officeooo:rsid="04e8565d" officeooo:paragraph-rsid="04e8565d"/>
    </style:style>
    <style:style style:name="P11" style:family="paragraph" style:parent-style-name="Author_20_Bio">
      <style:text-properties officeooo:rsid="04e8565d" officeooo:paragraph-rsid="0529d121"/>
    </style:style>
    <style:style style:name="P12" style:family="paragraph" style:parent-style-name="Author_20_Bio">
      <style:text-properties officeooo:rsid="04e8565d" officeooo:paragraph-rsid="053242b1"/>
    </style:style>
    <style:style style:name="P13" style:family="paragraph" style:parent-style-name="Author_20_Bio">
      <style:text-properties officeooo:rsid="04e8565d" officeooo:paragraph-rsid="05339b8a"/>
    </style:style>
    <style:style style:name="P14" style:family="paragraph" style:parent-style-name="Author_20_Bio">
      <style:text-properties officeooo:rsid="04e8565d" officeooo:paragraph-rsid="05392e4b"/>
    </style:style>
    <style:style style:name="P15" style:family="paragraph" style:parent-style-name="Author_20_Bio">
      <style:text-properties officeooo:rsid="04e8565d" officeooo:paragraph-rsid="0547cc8b"/>
    </style:style>
    <style:style style:name="P16" style:family="paragraph" style:parent-style-name="Author_20_Bio">
      <style:text-properties officeooo:paragraph-rsid="0529d121"/>
    </style:style>
    <style:style style:name="P17" style:family="paragraph" style:parent-style-name="Author_20_Bio">
      <style:text-properties officeooo:paragraph-rsid="052b7802"/>
    </style:style>
    <style:style style:name="P18" style:family="paragraph" style:parent-style-name="Author_20_Bio">
      <style:text-properties officeooo:paragraph-rsid="05118ffa"/>
    </style:style>
    <style:style style:name="P19" style:family="paragraph" style:parent-style-name="Author_20_Bio">
      <style:text-properties officeooo:paragraph-rsid="052d017d"/>
    </style:style>
    <style:style style:name="P20" style:family="paragraph" style:parent-style-name="Front_20_Heading_20_1">
      <style:text-properties officeooo:paragraph-rsid="02132a17"/>
    </style:style>
    <style:style style:name="P21" style:family="paragraph" style:parent-style-name="Byline">
      <style:text-properties officeooo:paragraph-rsid="0529d121"/>
    </style:style>
    <style:style style:name="P22" style:family="paragraph" style:parent-style-name="Byline">
      <style:text-properties officeooo:rsid="052b7802" officeooo:paragraph-rsid="052b7802"/>
    </style:style>
    <style:style style:name="P23" style:family="paragraph" style:parent-style-name="Byline">
      <style:text-properties officeooo:rsid="0106c2a8" officeooo:paragraph-rsid="052b7802"/>
    </style:style>
    <style:style style:name="P24" style:family="paragraph" style:parent-style-name="Byline">
      <style:text-properties officeooo:rsid="052d017d" officeooo:paragraph-rsid="052d017d"/>
    </style:style>
    <style:style style:name="P25" style:family="paragraph" style:parent-style-name="Byline">
      <style:text-properties officeooo:paragraph-rsid="053242b1"/>
    </style:style>
    <style:style style:name="P26" style:family="paragraph" style:parent-style-name="Byline">
      <style:text-properties officeooo:paragraph-rsid="05339b8a"/>
    </style:style>
    <style:style style:name="P27" style:family="paragraph" style:parent-style-name="Byline">
      <style:text-properties officeooo:rsid="05381220" officeooo:paragraph-rsid="05381220"/>
    </style:style>
    <style:style style:name="P28" style:family="paragraph" style:parent-style-name="Byline">
      <style:text-properties officeooo:paragraph-rsid="053d9671"/>
    </style:style>
    <style:style style:name="P29" style:family="paragraph" style:parent-style-name="Byline">
      <style:text-properties officeooo:rsid="05424373" officeooo:paragraph-rsid="05424373"/>
    </style:style>
    <style:style style:name="P30" style:family="paragraph" style:parent-style-name="Byline">
      <style:text-properties officeooo:rsid="05465745" officeooo:paragraph-rsid="05465745"/>
    </style:style>
    <style:style style:name="P31" style:family="paragraph" style:parent-style-name="Byline">
      <style:text-properties officeooo:paragraph-rsid="0547cc8b"/>
    </style:style>
    <style:style style:name="P32" style:family="paragraph" style:parent-style-name="First_20_Paragraph">
      <style:text-properties officeooo:rsid="0382a284" officeooo:paragraph-rsid="04e8565d"/>
    </style:style>
    <style:style style:name="P33" style:family="paragraph" style:parent-style-name="First_20_Paragraph">
      <style:text-properties officeooo:rsid="0382a284" officeooo:paragraph-rsid="0529d121"/>
    </style:style>
    <style:style style:name="P34" style:family="paragraph" style:parent-style-name="First_20_Paragraph">
      <style:text-properties officeooo:rsid="0382a284" officeooo:paragraph-rsid="053242b1"/>
    </style:style>
    <style:style style:name="P35" style:family="paragraph" style:parent-style-name="First_20_Paragraph">
      <style:text-properties officeooo:rsid="0382a284" officeooo:paragraph-rsid="05339b8a"/>
    </style:style>
    <style:style style:name="P36" style:family="paragraph" style:parent-style-name="First_20_Paragraph">
      <style:text-properties officeooo:rsid="0382a284" officeooo:paragraph-rsid="053d9671"/>
    </style:style>
    <style:style style:name="P37" style:family="paragraph" style:parent-style-name="First_20_Paragraph">
      <style:text-properties officeooo:rsid="0382a284" officeooo:paragraph-rsid="0547cc8b"/>
    </style:style>
    <style:style style:name="P38" style:family="paragraph" style:parent-style-name="First_20_Paragraph">
      <style:text-properties officeooo:rsid="0399cdc9" officeooo:paragraph-rsid="0399cdc9"/>
    </style:style>
    <style:style style:name="P39" style:family="paragraph" style:parent-style-name="First_20_Paragraph">
      <style:text-properties officeooo:rsid="0399cdc9" officeooo:paragraph-rsid="052b7802"/>
    </style:style>
    <style:style style:name="P40" style:family="paragraph" style:parent-style-name="First_20_Paragraph">
      <style:text-properties officeooo:rsid="0399cdc9" officeooo:paragraph-rsid="052d017d"/>
    </style:style>
    <style:style style:name="P41" style:family="paragraph" style:parent-style-name="First_20_Paragraph">
      <style:text-properties officeooo:paragraph-rsid="05392e4b"/>
    </style:style>
    <style:style style:name="P42" style:family="paragraph" style:parent-style-name="Front_20_Subtitle">
      <style:text-properties officeooo:rsid="0529d121" officeooo:paragraph-rsid="0529d121"/>
    </style:style>
    <style:style style:name="P43" style:family="paragraph" style:parent-style-name="Front_20_Subtitle">
      <style:text-properties officeooo:rsid="05033a82" officeooo:paragraph-rsid="05033a82"/>
    </style:style>
    <style:style style:name="P44" style:family="paragraph" style:parent-style-name="Front_20_Subtitle">
      <style:text-properties officeooo:rsid="05118ffa" officeooo:paragraph-rsid="05118ffa"/>
    </style:style>
    <style:style style:name="P45" style:family="paragraph" style:parent-style-name="Text_20_body">
      <style:paragraph-properties fo:text-align="start" style:justify-single-word="false" style:writing-mode="page"/>
    </style:style>
    <style:style style:name="P46" style:family="paragraph" style:parent-style-name="Text_20_body">
      <style:paragraph-properties fo:text-align="start" style:justify-single-word="false" style:writing-mode="page"/>
      <style:text-properties officeooo:rsid="0529d121" officeooo:paragraph-rsid="0529d121"/>
    </style:style>
    <style:style style:name="P47" style:family="paragraph" style:parent-style-name="Standard">
      <style:paragraph-properties fo:line-height="145%" fo:text-align="center" style:justify-single-word="false" style:writing-mode="page"/>
      <style:text-properties officeooo:rsid="0529d121" officeooo:paragraph-rsid="0529d121"/>
    </style:style>
    <style:style style:name="P48" style:family="paragraph" style:parent-style-name="Text_20_body">
      <style:text-properties officeooo:rsid="0399cdc9" officeooo:paragraph-rsid="0399cdc9"/>
    </style:style>
    <style:style style:name="P49" style:family="paragraph" style:parent-style-name="Text_20_body">
      <style:text-properties officeooo:rsid="0399cdc9" officeooo:paragraph-rsid="052d017d"/>
    </style:style>
    <style:style style:name="P50" style:family="paragraph" style:parent-style-name="Text_20_body">
      <style:text-properties officeooo:paragraph-rsid="0529d121"/>
    </style:style>
    <style:style style:name="P51" style:family="paragraph" style:parent-style-name="Text_20_body">
      <style:text-properties officeooo:rsid="045d76c4" officeooo:paragraph-rsid="04e8565d"/>
    </style:style>
    <style:style style:name="P52" style:family="paragraph" style:parent-style-name="Text_20_body">
      <style:text-properties officeooo:rsid="045d76c4" officeooo:paragraph-rsid="0529d121"/>
    </style:style>
    <style:style style:name="P53" style:family="paragraph" style:parent-style-name="Text_20_body">
      <style:text-properties officeooo:rsid="045d76c4" officeooo:paragraph-rsid="053242b1"/>
    </style:style>
    <style:style style:name="P54" style:family="paragraph" style:parent-style-name="Text_20_body">
      <style:text-properties officeooo:rsid="045d76c4" officeooo:paragraph-rsid="05339b8a"/>
    </style:style>
    <style:style style:name="P55" style:family="paragraph" style:parent-style-name="Text_20_body">
      <style:text-properties officeooo:rsid="045d76c4" officeooo:paragraph-rsid="053d9671"/>
    </style:style>
    <style:style style:name="P56" style:family="paragraph" style:parent-style-name="Text_20_body">
      <style:text-properties officeooo:rsid="045d76c4" officeooo:paragraph-rsid="0547cc8b"/>
    </style:style>
    <style:style style:name="P57" style:family="paragraph" style:parent-style-name="Text_20_body">
      <style:text-properties officeooo:rsid="045d76c4" officeooo:paragraph-rsid="054e157f"/>
    </style:style>
    <style:style style:name="P58" style:family="paragraph" style:parent-style-name="Text_20_body">
      <style:text-properties officeooo:rsid="045d76c4" officeooo:paragraph-rsid="054f1ee0"/>
    </style:style>
    <style:style style:name="P59" style:family="paragraph" style:parent-style-name="Text_20_body">
      <style:text-properties officeooo:rsid="02085db8" officeooo:paragraph-rsid="0467166a"/>
    </style:style>
    <style:style style:name="P60" style:family="paragraph" style:parent-style-name="Text_20_body">
      <style:text-properties officeooo:rsid="0051d45a" officeooo:paragraph-rsid="0051d45a"/>
    </style:style>
    <style:style style:name="P61" style:family="paragraph" style:parent-style-name="Text_20_body">
      <style:text-properties officeooo:rsid="05118ffa" officeooo:paragraph-rsid="05118ffa"/>
    </style:style>
    <style:style style:name="P62" style:family="paragraph" style:parent-style-name="Text_20_body">
      <style:text-properties officeooo:paragraph-rsid="05118ffa"/>
    </style:style>
    <style:style style:name="P63" style:family="paragraph" style:parent-style-name="Text_20_body">
      <style:text-properties officeooo:paragraph-rsid="00e1f6ce"/>
    </style:style>
    <style:style style:name="P64" style:family="paragraph" style:parent-style-name="Text_20_body">
      <style:text-properties officeooo:rsid="009f7541" officeooo:paragraph-rsid="00df33ae"/>
    </style:style>
    <style:style style:name="P65" style:family="paragraph" style:parent-style-name="Text_20_body">
      <style:text-properties officeooo:rsid="0078ca9c" officeooo:paragraph-rsid="00df33ae"/>
    </style:style>
    <style:style style:name="P66" style:family="paragraph" style:parent-style-name="Text_20_body">
      <style:text-properties officeooo:paragraph-rsid="00e3ae92"/>
    </style:style>
    <style:style style:name="P67" style:family="paragraph" style:parent-style-name="Text_20_body">
      <style:text-properties officeooo:paragraph-rsid="052b7802"/>
    </style:style>
    <style:style style:name="P68" style:family="paragraph" style:parent-style-name="Text_20_body">
      <style:paragraph-properties fo:text-align="end" style:justify-single-word="false"/>
      <style:text-properties fo:font-style="italic" officeooo:rsid="0106c2a8" officeooo:paragraph-rsid="052b7802" style:font-style-asian="italic" style:font-style-complex="italic"/>
    </style:style>
    <style:style style:name="P69" style:family="paragraph" style:parent-style-name="Text_20_body">
      <style:text-properties officeooo:rsid="00e28700" officeooo:paragraph-rsid="053242b1"/>
    </style:style>
    <style:style style:name="P70" style:family="paragraph" style:parent-style-name="Text_20_body">
      <style:text-properties officeooo:paragraph-rsid="053242b1"/>
    </style:style>
    <style:style style:name="P71" style:family="paragraph" style:parent-style-name="Text_20_body">
      <style:text-properties officeooo:paragraph-rsid="05339b8a"/>
    </style:style>
    <style:style style:name="P72" style:family="paragraph" style:parent-style-name="Text_20_body">
      <style:text-properties officeooo:rsid="0100c7c4" officeooo:paragraph-rsid="05339b8a"/>
    </style:style>
    <style:style style:name="P73" style:family="paragraph" style:parent-style-name="Text_20_body">
      <style:text-properties officeooo:paragraph-rsid="05392e4b"/>
    </style:style>
    <style:style style:name="P74" style:family="paragraph" style:parent-style-name="Text_20_body">
      <style:text-properties officeooo:paragraph-rsid="05465745"/>
    </style:style>
    <style:style style:name="P75" style:family="paragraph" style:parent-style-name="Text_20_body">
      <style:text-properties officeooo:paragraph-rsid="0547cc8b"/>
    </style:style>
    <style:style style:name="P76" style:family="paragraph" style:parent-style-name="Standard">
      <style:paragraph-properties fo:text-align="center" style:justify-single-word="false"/>
    </style:style>
    <style:style style:name="P77" style:family="paragraph" style:parent-style-name="Standard">
      <style:text-properties officeooo:rsid="054a3e26" officeooo:paragraph-rsid="054a3e26"/>
    </style:style>
    <style:style style:name="P78" style:family="paragraph" style:parent-style-name="Standard">
      <style:text-properties officeooo:rsid="054a3e26" officeooo:paragraph-rsid="054a3e26" fo:background-color="#fff200"/>
    </style:style>
    <style:style style:name="P79" style:family="paragraph" style:parent-style-name="Quotations">
      <style:paragraph-properties fo:text-align="start" style:justify-single-word="false"/>
      <style:text-properties officeooo:paragraph-rsid="053242b1"/>
    </style:style>
    <style:style style:name="P80" style:family="paragraph" style:parent-style-name="List" style:list-style-name="L17"/>
    <style:style style:name="P81" style:family="paragraph" style:parent-style-name="List" style:list-style-name="L21"/>
    <style:style style:name="P82" style:family="paragraph" style:parent-style-name="Text_20_body" style:master-page-name="Section_20_Page">
      <style:paragraph-properties fo:text-align="start" style:justify-single-word="false" style:page-number="auto" style:writing-mode="page"/>
      <style:text-properties officeooo:rsid="0515a8a9" officeooo:paragraph-rsid="0515a8a9"/>
    </style:style>
    <style:style style:name="P83" style:family="paragraph" style:parent-style-name="Text_20_body" style:master-page-name="Section_20_Page">
      <style:paragraph-properties style:page-number="auto"/>
    </style:style>
    <style:style style:name="P84" style:family="paragraph" style:parent-style-name="Text_20_body" style:master-page-name="Section_20_Page">
      <style:paragraph-properties style:page-number="auto"/>
      <style:text-properties officeooo:paragraph-rsid="04cb416c"/>
    </style:style>
    <style:style style:name="P85"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86" style:family="paragraph" style:parent-style-name="Text_20_body" style:list-style-name="L1">
      <style:text-properties officeooo:rsid="045d76c4" officeooo:paragraph-rsid="053d9671"/>
    </style:style>
    <style:style style:name="P87" style:family="paragraph" style:parent-style-name="Text_20_body">
      <style:text-properties officeooo:rsid="045d76c4" officeooo:paragraph-rsid="0553ab23"/>
    </style:style>
    <style:style style:name="P88" style:family="paragraph" style:parent-style-name="Text_20_body" style:list-style-name="L9"/>
    <style:style style:name="P89" style:family="paragraph" style:parent-style-name="Text_20_body" style:list-style-name="L10"/>
    <style:style style:name="P90" style:family="paragraph" style:parent-style-name="Text_20_body" style:list-style-name="L11"/>
    <style:style style:name="P91" style:family="paragraph" style:parent-style-name="Text_20_body" style:list-style-name="L22">
      <style:text-properties officeooo:paragraph-rsid="05339b8a"/>
    </style:style>
    <style:style style:name="P92" style:family="paragraph" style:parent-style-name="Text_20_body">
      <style:text-properties officeooo:paragraph-rsid="0553ab23"/>
    </style:style>
    <style:style style:name="P93" style:family="paragraph" style:parent-style-name="Heading_20_1" style:master-page-name="Section_20_Page">
      <style:paragraph-properties style:page-number="auto"/>
    </style:style>
    <style:style style:name="P94" style:family="paragraph" style:parent-style-name="Heading_20_1" style:master-page-name="Section_20_Page">
      <style:paragraph-properties style:page-number="auto"/>
      <style:text-properties officeooo:rsid="04cb416c" officeooo:paragraph-rsid="04cb416c"/>
    </style:style>
    <style:style style:name="P95" style:family="paragraph" style:parent-style-name="Heading_20_1" style:master-page-name="Section_20_Page">
      <style:paragraph-properties style:page-number="auto"/>
      <style:text-properties officeooo:rsid="0529d121" officeooo:paragraph-rsid="0529d121"/>
    </style:style>
    <style:style style:name="P96" style:family="paragraph" style:parent-style-name="Heading_20_2" style:master-page-name="Section_20_Page">
      <style:paragraph-properties style:page-number="auto"/>
    </style:style>
    <style:style style:name="P97" style:family="paragraph" style:parent-style-name="Heading_20_2" style:list-style-name="" style:master-page-name="Section_20_Page">
      <style:paragraph-properties fo:line-height="85%" style:page-number="auto"/>
      <style:text-properties officeooo:rsid="00e9e347" officeooo:paragraph-rsid="00e9e347"/>
    </style:style>
    <style:style style:name="P98" style:family="paragraph" style:parent-style-name="Heading_20_2" style:master-page-name="Section_20_Page">
      <style:paragraph-properties style:page-number="auto"/>
      <style:text-properties officeooo:rsid="00e9e347" officeooo:paragraph-rsid="00e9e347"/>
    </style:style>
    <style:style style:name="P99" style:family="paragraph" style:parent-style-name="Heading_20_2" style:master-page-name="Start_20_Page">
      <style:paragraph-properties style:page-number="auto"/>
      <style:text-properties officeooo:rsid="00e9e347" officeooo:paragraph-rsid="052d017d"/>
    </style:style>
    <style:style style:name="P100" style:family="paragraph" style:parent-style-name="Heading_20_2" style:master-page-name="Start_20_Page">
      <style:paragraph-properties style:page-number="auto"/>
      <style:text-properties officeooo:rsid="00e9e347" officeooo:paragraph-rsid="052b7802"/>
    </style:style>
    <style:style style:name="P101" style:family="paragraph" style:parent-style-name="Heading_20_2" style:master-page-name="Start_20_Page">
      <style:paragraph-properties style:page-number="auto"/>
      <style:text-properties officeooo:rsid="053d9671" officeooo:paragraph-rsid="053d9671"/>
    </style:style>
    <style:style style:name="P102" style:family="paragraph" style:parent-style-name="Heading_20_2" style:master-page-name="Start_20_Page">
      <style:paragraph-properties style:page-number="auto"/>
      <style:text-properties officeooo:rsid="0529d121" officeooo:paragraph-rsid="0529d121"/>
    </style:style>
    <style:style style:name="P103" style:family="paragraph" style:parent-style-name="Heading_20_2" style:master-page-name="Start_20_Page">
      <style:paragraph-properties style:page-number="auto"/>
      <style:text-properties officeooo:rsid="0529d121" officeooo:paragraph-rsid="0547cc8b"/>
    </style:style>
    <style:style style:name="P104" style:family="paragraph" style:parent-style-name="Heading_20_2" style:master-page-name="Start_20_Page">
      <style:paragraph-properties style:page-number="auto"/>
      <style:text-properties officeooo:rsid="0529d121" officeooo:paragraph-rsid="053242b1"/>
    </style:style>
    <style:style style:name="P105" style:family="paragraph" style:parent-style-name="Heading_20_2" style:master-page-name="Start_20_Page">
      <style:paragraph-properties style:page-number="auto"/>
      <style:text-properties officeooo:rsid="05381220" officeooo:paragraph-rsid="05381220"/>
    </style:style>
    <style:style style:name="P106" style:family="paragraph" style:parent-style-name="Heading_20_2" style:master-page-name="Start_20_Page">
      <style:paragraph-properties style:page-number="auto"/>
      <style:text-properties officeooo:rsid="05465745" officeooo:paragraph-rsid="05465745"/>
    </style:style>
    <style:style style:name="P107" style:family="paragraph" style:parent-style-name="Heading_20_2" style:master-page-name="Start_20_Page">
      <style:paragraph-properties style:page-number="auto"/>
      <style:text-properties officeooo:rsid="0100c7c4" officeooo:paragraph-rsid="05339b8a"/>
    </style:style>
    <style:style style:name="P108" style:family="paragraph" style:parent-style-name="Heading_20_2" style:master-page-name="Start_20_Page">
      <style:paragraph-properties style:page-number="auto"/>
      <style:text-properties officeooo:rsid="05424373" officeooo:paragraph-rsid="05424373"/>
    </style:style>
    <style:style style:name="P109" style:family="paragraph" style:parent-style-name="Heading_20_2" style:master-page-name="Back_20_Page">
      <style:paragraph-properties style:page-number="auto"/>
      <style:text-properties officeooo:rsid="00c2630e" officeooo:paragraph-rsid="00df33ae"/>
    </style:style>
    <style:style style:name="P110" style:family="paragraph" style:parent-style-name="Heading_20_2" style:master-page-name="Back_20_Page">
      <style:paragraph-properties style:page-number="auto"/>
      <style:text-properties officeooo:paragraph-rsid="00df33ae"/>
    </style:style>
    <style:style style:name="P111" style:family="paragraph" style:parent-style-name="Heading_20_2" style:master-page-name="Start_20_Page">
      <style:paragraph-properties style:page-number="auto"/>
      <style:text-properties officeooo:rsid="055402f4" officeooo:paragraph-rsid="055402f4"/>
    </style:style>
    <style:style style:name="P112" style:family="paragraph" style:parent-style-name="Heading_20_3">
      <style:text-properties officeooo:paragraph-rsid="052b7802"/>
    </style:style>
    <style:style style:name="P113" style:family="paragraph" style:parent-style-name="Heading_20_3">
      <style:text-properties officeooo:paragraph-rsid="053d9671"/>
    </style:style>
    <style:style style:name="P114" style:family="paragraph" style:parent-style-name="Heading_20_3">
      <style:text-properties officeooo:rsid="054e157f" officeooo:paragraph-rsid="054e157f"/>
    </style:style>
    <style:style style:name="P115" style:family="paragraph" style:parent-style-name="Heading_20_3">
      <style:text-properties officeooo:paragraph-rsid="0529d121"/>
    </style:style>
    <style:style style:name="P116" style:family="paragraph" style:parent-style-name="Heading_20_3">
      <style:text-properties officeooo:paragraph-rsid="054e157f"/>
    </style:style>
    <style:style style:name="P117" style:family="paragraph" style:parent-style-name="Heading_20_3">
      <style:text-properties officeooo:rsid="054e3b4f" officeooo:paragraph-rsid="054e3b4f"/>
    </style:style>
    <style:style style:name="P118" style:family="paragraph" style:parent-style-name="Heading_20_3">
      <style:text-properties officeooo:paragraph-rsid="054f1ee0"/>
    </style:style>
    <style:style style:name="P119" style:family="paragraph" style:parent-style-name="Heading_20_3">
      <style:text-properties officeooo:paragraph-rsid="05392e4b"/>
    </style:style>
    <style:style style:name="P120" style:family="paragraph" style:parent-style-name="Heading_20_3">
      <style:text-properties officeooo:rsid="05465745" officeooo:paragraph-rsid="05465745"/>
    </style:style>
    <style:style style:name="P121" style:family="paragraph" style:parent-style-name="Heading_20_3">
      <style:text-properties officeooo:paragraph-rsid="05465745"/>
    </style:style>
    <style:style style:name="P122" style:family="paragraph" style:parent-style-name="Heading_20_3">
      <style:text-properties officeooo:rsid="0547cc8b" officeooo:paragraph-rsid="0547cc8b"/>
    </style:style>
    <style:style style:name="P123" style:family="paragraph" style:parent-style-name="Heading_20_3">
      <style:text-properties officeooo:paragraph-rsid="0547cc8b"/>
    </style:style>
    <style:style style:name="P124" style:family="paragraph" style:parent-style-name="Heading_20_3">
      <style:text-properties officeooo:paragraph-rsid="05339b8a"/>
    </style:style>
    <style:style style:name="P125" style:family="paragraph" style:parent-style-name="Heading_20_3">
      <style:text-properties officeooo:paragraph-rsid="053242b1"/>
    </style:style>
    <style:style style:name="P126" style:family="paragraph" style:parent-style-name="Heading_20_3">
      <style:text-properties officeooo:rsid="05118ffa" officeooo:paragraph-rsid="05118ffa"/>
    </style:style>
    <style:style style:name="P127" style:family="paragraph" style:parent-style-name="Heading_20_3">
      <style:text-properties fo:font-style="normal" officeooo:rsid="00c333d9" officeooo:paragraph-rsid="05118ffa" style:font-style-asian="normal" style:font-style-complex="normal"/>
    </style:style>
    <style:style style:name="P128" style:family="paragraph" style:parent-style-name="Heading_20_3">
      <style:text-properties officeooo:paragraph-rsid="00df33ae"/>
    </style:style>
    <style:style style:name="P129" style:family="paragraph" style:parent-style-name="Heading_20_3">
      <style:text-properties officeooo:rsid="00943c5f" officeooo:paragraph-rsid="00df33ae"/>
    </style:style>
    <style:style style:name="P130" style:family="paragraph" style:parent-style-name="Heading_20_3">
      <style:text-properties officeooo:rsid="00e01f40" officeooo:paragraph-rsid="00e01f40"/>
    </style:style>
    <style:style style:name="P131" style:family="paragraph" style:parent-style-name="Heading_20_3">
      <style:text-properties officeooo:paragraph-rsid="0553ab23"/>
    </style:style>
    <style:style style:name="P132" style:family="paragraph" style:parent-style-name="Heading_20_3">
      <style:text-properties officeooo:rsid="0553ab23" officeooo:paragraph-rsid="0553ab23"/>
    </style:style>
    <style:style style:name="P133" style:family="paragraph" style:parent-style-name="Heading_20_3" style:master-page-name="Start_20_Page">
      <style:paragraph-properties style:page-number="auto"/>
    </style:style>
    <style:style style:name="P134" style:family="paragraph" style:parent-style-name="Contents_20_2">
      <style:paragraph-properties>
        <style:tab-stops>
          <style:tab-stop style:position="3.9335in" style:type="right"/>
        </style:tab-stops>
      </style:paragraph-properties>
    </style:style>
    <style:style style:name="P135" style:family="paragraph" style:parent-style-name="Contents_20_1">
      <style:paragraph-properties>
        <style:tab-stops>
          <style:tab-stop style:position="0in"/>
          <style:tab-stop style:position="4.1299in" style:type="right"/>
        </style:tab-stops>
      </style:paragraph-properties>
    </style:style>
    <style:style style:name="P136" style:family="paragraph" style:parent-style-name="Byline">
      <style:text-properties officeooo:rsid="0553ab23" officeooo:paragraph-rsid="0553ab23"/>
    </style:style>
    <style:style style:name="P137" style:family="paragraph" style:parent-style-name="Contents_20_3">
      <style:paragraph-properties>
        <style:tab-stops>
          <style:tab-stop style:position="0in"/>
          <style:tab-stop style:position="3.7366in" style:type="right"/>
        </style:tab-stops>
      </style:paragraph-properties>
    </style:style>
    <style:style style:name="P138" style:family="paragraph" style:parent-style-name="First_20_Paragraph">
      <style:text-properties officeooo:rsid="0382a284" officeooo:paragraph-rsid="0553ab23"/>
    </style:style>
    <style:style style:name="P139" style:family="paragraph" style:parent-style-name="Front_20_Heading_20_1" style:master-page-name="Section_20_Page">
      <style:paragraph-properties style:page-number="auto"/>
    </style:style>
    <style:style style:name="P140" style:family="paragraph" style:parent-style-name="Front_20_Heading_20_1" style:master-page-name="Section_20_Page">
      <style:paragraph-properties style:page-number="auto"/>
      <style:text-properties officeooo:rsid="0529d121" officeooo:paragraph-rsid="0529d121"/>
    </style:style>
    <style:style style:name="P141" style:family="paragraph" style:parent-style-name="Front_20_Heading_20_1" style:master-page-name="Section_20_Page">
      <style:paragraph-properties style:page-number="auto"/>
      <style:text-properties officeooo:rsid="05118ffa" officeooo:paragraph-rsid="05118ffa"/>
    </style:style>
    <style:style style:name="P142" style:family="paragraph" style:parent-style-name="Front_20_Heading_20_1" style:master-page-name="Contents_20_Page">
      <style:paragraph-properties style:page-number="auto"/>
    </style:style>
    <style:style style:name="P143" style:family="paragraph" style:parent-style-name="Author_20_Bio">
      <style:text-properties officeooo:rsid="04e8565d" officeooo:paragraph-rsid="053242b1"/>
    </style:style>
    <style:style style:name="P144" style:family="paragraph" style:parent-style-name="Author_20_Bio">
      <style:text-properties officeooo:rsid="04e8565d" officeooo:paragraph-rsid="0553ab23"/>
    </style:style>
    <style:style style:name="P145" style:family="paragraph" style:parent-style-name="Bullet_20_List" style:list-style-name="L2"/>
    <style:style style:name="P146" style:family="paragraph" style:parent-style-name="Bullet_20_List" style:list-style-name="L3"/>
    <style:style style:name="P147" style:family="paragraph" style:parent-style-name="Bullet_20_List" style:list-style-name="L4"/>
    <style:style style:name="P148" style:family="paragraph" style:parent-style-name="Bullet_20_List" style:list-style-name="L5"/>
    <style:style style:name="P149" style:family="paragraph" style:parent-style-name="Bullet_20_List" style:list-style-name="L6"/>
    <style:style style:name="P150" style:family="paragraph" style:parent-style-name="Bullet_20_List" style:list-style-name="L7"/>
    <style:style style:name="P151" style:family="paragraph" style:parent-style-name="Bullet_20_List" style:list-style-name="L8"/>
    <style:style style:name="P152" style:family="paragraph" style:parent-style-name="Bullet_20_List" style:list-style-name="L12"/>
    <style:style style:name="P153" style:family="paragraph" style:parent-style-name="Bullet_20_List" style:list-style-name="L13"/>
    <style:style style:name="P154" style:family="paragraph" style:parent-style-name="Bullet_20_List" style:list-style-name="L14"/>
    <style:style style:name="P155" style:family="paragraph" style:parent-style-name="Bullet_20_List" style:list-style-name="L15"/>
    <style:style style:name="P156" style:family="paragraph" style:parent-style-name="Bullet_20_List" style:list-style-name="L16"/>
    <style:style style:name="P157" style:family="paragraph" style:parent-style-name="Bullet_20_List" style:list-style-name="L18"/>
    <style:style style:name="P158" style:family="paragraph" style:parent-style-name="Bullet_20_List" style:list-style-name="L19"/>
    <style:style style:name="P159" style:family="paragraph" style:parent-style-name="Bullet_20_List" style:list-style-name="L20"/>
    <style:style style:name="P160" style:family="paragraph" style:parent-style-name="Bullet_20_List" style:list-style-name="L23"/>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0c333d9" style:font-style-asian="normal" style:font-style-complex="normal"/>
    </style:style>
    <style:style style:name="T4" style:family="text">
      <style:text-properties fo:font-style="normal" officeooo:rsid="007a2087" style:font-style-asian="normal" style:font-style-complex="normal"/>
    </style:style>
    <style:style style:name="T5" style:family="text">
      <style:text-properties fo:font-style="normal" officeooo:rsid="01041dbe" style:font-style-asian="normal" style:font-style-complex="normal"/>
    </style:style>
    <style:style style:name="T6" style:family="text">
      <style:text-properties fo:font-style="normal" officeooo:rsid="00fb358e" style:font-style-asian="normal" style:font-style-complex="normal"/>
    </style:style>
    <style:style style:name="T7" style:family="text">
      <style:text-properties fo:font-style="normal" officeooo:rsid="00e3ae92" style:font-style-asian="normal" style:font-style-complex="normal"/>
    </style:style>
    <style:style style:name="T8" style:family="text">
      <style:text-properties fo:font-style="normal" officeooo:rsid="010f27b8"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0e28700" style:font-style-asian="normal" style:font-style-complex="normal"/>
    </style:style>
    <style:style style:name="T13" style:family="text">
      <style:text-properties fo:font-style="normal" officeooo:rsid="00c394a1" style:font-style-asian="normal" style:font-style-complex="normal"/>
    </style:style>
    <style:style style:name="T14" style:family="text">
      <style:text-properties fo:font-style="italic"/>
    </style:style>
    <style:style style:name="T15" style:family="text">
      <style:text-properties fo:font-style="italic" style:font-style-asian="italic" style:font-style-complex="italic"/>
    </style:style>
    <style:style style:name="T16" style:family="text">
      <style:text-properties fo:font-style="italic" officeooo:rsid="00e28700"/>
    </style:style>
    <style:style style:name="T17" style:family="text">
      <style:text-properties fo:font-style="italic" fo:font-weight="normal"/>
    </style:style>
    <style:style style:name="T18" style:family="text">
      <style:text-properties officeooo:rsid="010d35f4"/>
    </style:style>
    <style:style style:name="T19" style:family="text">
      <style:text-properties officeooo:rsid="00865ba9"/>
    </style:style>
    <style:style style:name="T20" style:family="text">
      <style:text-properties officeooo:rsid="04c7c8d1"/>
    </style:style>
    <style:style style:name="T21" style:family="text">
      <style:text-properties officeooo:rsid="050d50f5"/>
    </style:style>
    <style:style style:name="T22" style:family="text">
      <style:text-properties officeooo:rsid="05118ffa"/>
    </style:style>
    <style:style style:name="T23" style:family="text">
      <style:text-properties officeooo:rsid="0529d121"/>
    </style:style>
    <style:style style:name="T24" style:family="text">
      <style:text-properties officeooo:rsid="052b7802"/>
    </style:style>
    <style:style style:name="T25" style:family="text">
      <style:text-properties style:text-position="super 58%"/>
    </style:style>
    <style:style style:name="T26" style:family="text">
      <style:text-properties officeooo:rsid="052d017d"/>
    </style:style>
    <style:style style:name="T27" style:family="text">
      <style:text-properties officeooo:rsid="052f7733"/>
    </style:style>
    <style:style style:name="T28" style:family="text">
      <style:text-properties officeooo:rsid="00c394a1"/>
    </style:style>
    <style:style style:name="T29" style:family="text">
      <style:text-properties officeooo:rsid="053d9671"/>
    </style:style>
    <style:style style:name="T30" style:family="text">
      <style:text-properties officeooo:rsid="053e94c7"/>
    </style:style>
    <style:style style:name="T31" style:family="text">
      <style:text-properties officeooo:rsid="054e157f"/>
    </style:style>
    <style:style style:name="T32" style:family="text">
      <style:text-properties officeooo:rsid="05505f0f"/>
    </style:style>
    <style:style style:name="T33" style:family="text">
      <style:text-properties officeooo:rsid="0553ab23"/>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1272in" fo:text-indent="-0.25in" fo:margin-left="1.12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772in" fo:text-indent="-0.25in" fo:margin-left="1.37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272in" fo:text-indent="-0.25in" fo:margin-left="1.62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772in" fo:text-indent="-0.25in" fo:margin-left="1.87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272in" fo:text-indent="-0.25in" fo:margin-left="2.12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772in" fo:text-indent="-0.25in" fo:margin-left="2.37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272in" fo:text-indent="-0.25in" fo:margin-left="2.62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772in" fo:text-indent="-0.25in" fo:margin-left="2.87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272in" fo:text-indent="-0.25in" fo:margin-left="3.12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772in" fo:text-indent="-0.25in" fo:margin-left="3.3772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number:time-style style:name="N43">
      <number:hours number:style="long"/>
      <number:text>:</number:text>
      <number:minutes number:style="long"/>
      <number:text>:</number:text>
      <number:seconds number:style="long"/>
      <number:text> </number:text>
      <number:am-pm/>
    </number:time-style>
    <number:date-style style:name="N52">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The Open Organization<text:line-break/>Leaders Manual</text:p>
      <text:p text:style-name="P77"/>
      <text:p text:style-name="P78">Page proofs generated: <text:time style:data-style-name="N43" text:time-value="2018-08-28T07:01:48.685590745">06:59:34 AM</text:time><text:time style:data-style-name="N52" text:time-value="2018-08-28T07:01:48.685638522">2018-08-28 06:59:34</text:time></text:p>
      <text:h text:style-name="P96" text:outline-level="2"/>
      <text:p text:style-name="P140"><text:bookmark-start text:name="__RefHeading___Toc1787_1213309432"/>The Open Organization<text:line-break/>Leaders Manual<text:bookmark-end text:name="__RefHeading___Toc1787_1213309432"/></text:p>
      <text:p text:style-name="P42">Instructions for building the workplace of the future</text:p>
      <text:p text:style-name="P43"/>
      <text:p text:style-name="P47">Second Edition</text:p>
      <text:p text:style-name="P139"/>
      <text:p text:style-name="P142"><text:bookmark-start text:name="__RefHeading___Toc1312_518888843"/>Copyright<text:bookmark-end text:name="__RefHeading___Toc1312_518888843"/></text:p>
      <text:p text:style-name="P45">Copyright © 201<text:span text:style-name="T20">8</text:span> Red Hat, Inc. All written content, as well as the cover image, licensed under a Creative Commons Attribution-ShareAlike 4.0 International License.<text:note text:id="ftn1" text:note-class="footnote"><text:note-citation>1</text:note-citation><text:note-body><text:p text:style-name="P4">http://creativecommons.org/licenses/by-sa/4.0/</text:p></text:note-body></text:note></text:p>
      <text:p text:style-name="P46">INDIVIDUAL COPYRIGHT DECLARATIONS GO HERE</text:p>
      <text:p text:style-name="P82"/>
      <text:p text:style-name="P139"><text:bookmark-start text:name="__RefHeading___Toc2046_1315693447"/>Colophon<text:bookmark-end text:name="__RefHeading___Toc2046_1315693447"/></text:p>
      <text:p text:style-name="P59">Typeset in DejaVu<text:note text:id="ftn2" text:note-class="footnote"><text:note-citation>2</text:note-citation><text:note-body><text:p text:style-name="P5">http://dejavu-fonts.org/wiki/Main_Page</text:p></text:note-body></text:note> and Overpass.<text:note text:id="ftn3" text:note-class="footnote"><text:note-citation>3</text:note-citation><text:note-body><text:p text:style-name="P5">http://overpassfont.org/</text:p></text:note-body></text:note> Produced with LibreOffice.<text:note text:id="ftn4" text:note-class="footnote"><text:note-citation>4</text:note-citation><text:note-body><text:p text:style-name="P5">https://www.libreoffice.org/</text:p></text:note-body></text:note> Cover design by <text:span text:style-name="T21">Jenna Slawson</text:span>.</text:p>
      <text:p text:style-name="P20"><text:bookmark-start text:name="__RefHeading___Toc1976_1055601491"/>Version <text:span text:style-name="T23">2.0</text:span><text:bookmark-end text:name="__RefHeading___Toc1976_1055601491"/></text:p>
      <text:p text:style-name="P76"><text:span text:style-name="T23">December</text:span> 201<text:span text:style-name="T20">8</text:span></text:p>
      <text:p text:style-name="P141">Additional reading</text:p>
      <text:p text:style-name="P44">From Jim Whitehurst</text:p>
      <text:p text:style-name="Author_20_Bio">The Open Organization: Igniting Passion and Performance<text:span text:style-name="T2"> </text:span><text:span text:style-name="T10">(Harvard Business Review Press)</text:span></text:p>
      <text:p text:style-name="P9">Organize for Innovation: Rethinking How We Work<text:span text:style-name="T2"> (Opensource.com)</text:span></text:p>
      <text:p text:style-name="Front_20_Subtitle">From <text:span text:style-name="T22">the open organization community</text:span></text:p>
      <text:p text:style-name="Author_20_Bio">The Open Organization Field Guide: Practical Tips for Igniting Passion and Performance <text:span text:style-name="T2">(Opensource.com)</text:span></text:p>
      <text:p text:style-name="P18">The Open Organization Leaders Manual: Instructions for Building the Workplace of the Future <text:span text:style-name="T2">(Opensource.com)</text:span></text:p>
      <text:p text:style-name="P18">The Open Organization Guide to IT Culture Change: Open Principles and Practices for a More Innovative IT Department <text:span text:style-name="T2">(Opensource.com)</text:span></text:p>
      <text:p text:style-name="P18">The Open Organization <text:span text:style-name="T20">Workbook</text:span>: <text:span text:style-name="T20">How to build a culture of innovation in your organization </text:span><text:span text:style-name="T11">(Opensource.com)</text:span></text:p>
      <text:p text:style-name="P142"><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34"><text:a xlink:type="simple" xlink:href="#__RefHeading___Toc8024_4083520739" text:style-name="Index_20_Link" text:visited-style-name="Index_20_Link">Preface to the second edition<text:tab/>12</text:a></text:p>
          <text:p text:style-name="P137"><text:a xlink:type="simple" xlink:href="#__RefHeading___Toc394_21209807165" text:style-name="Index_20_Link" text:visited-style-name="Index_20_Link">Bryan Behrenshausen<text:tab/><text:tab/></text:a></text:p>
          <text:p text:style-name="P134"><text:a xlink:type="simple" xlink:href="#__RefHeading___Toc164_2120980716" text:style-name="Index_20_Link" text:visited-style-name="Index_20_Link">Introduction to the second edition<text:tab/>14</text:a></text:p>
          <text:p text:style-name="P137"><text:a xlink:type="simple" xlink:href="#__RefHeading___Toc394_2120980716" text:style-name="Index_20_Link" text:visited-style-name="Index_20_Link">Jen Kelchner<text:tab/><text:tab/></text:a></text:p>
          <text:p text:style-name="P134"><text:a xlink:type="simple" xlink:href="#__RefHeading___Toc8028_4083520739" text:style-name="Index_20_Link" text:visited-style-name="Index_20_Link">Introduction to the first edition<text:tab/>16</text:a></text:p>
          <text:p text:style-name="P137"><text:a xlink:type="simple" xlink:href="#__RefHeading___Toc394_21209807161" text:style-name="Index_20_Link" text:visited-style-name="Index_20_Link">Dr. Philip A. Foster<text:tab/><text:tab/></text:a></text:p>
          <text:p text:style-name="P135"><text:a xlink:type="simple" xlink:href="#__RefHeading___Toc2114_518888843" text:style-name="Index_20_Link" text:visited-style-name="Index_20_Link">Part 1: Planning &amp; Goal Setting<text:tab/><text:tab/></text:a></text:p>
          <text:p text:style-name="P134"><text:a xlink:type="simple" xlink:href="#__RefHeading___Toc1464_3732812180" text:style-name="Index_20_Link" text:visited-style-name="Index_20_Link">Creating teams that aren't afraid to fail<text:tab/>24</text:a></text:p>
          <text:p text:style-name="P137"><text:a xlink:type="simple" xlink:href="#__RefHeading___Toc8128_40835207391" text:style-name="Index_20_Link" text:visited-style-name="Index_20_Link">Catherine Louis<text:tab/><text:tab/></text:a></text:p>
          <text:p text:style-name="P134"><text:a xlink:type="simple" xlink:href="#__RefHeading___Toc1454_1500227796" text:style-name="Index_20_Link" text:visited-style-name="Index_20_Link">Chapter title<text:tab/>33</text:a></text:p>
          <text:p text:style-name="P137"><text:a xlink:type="simple" xlink:href="#__RefHeading___Toc8128_4083520739" text:style-name="Index_20_Link" text:visited-style-name="Index_20_Link">Author McLastName<text:tab/><text:tab/></text:a></text:p>
          <text:p text:style-name="P134"><text:a xlink:type="simple" xlink:href="#__RefHeading___Toc5635_4083520739" text:style-name="Index_20_Link" text:visited-style-name="Index_20_Link">Developing a culture of experimentation on your team<text:tab/>36</text:a></text:p>
          <text:p text:style-name="P137"><text:a xlink:type="simple" xlink:href="#__RefHeading___Toc8130_4083520739" text:style-name="Index_20_Link" text:visited-style-name="Index_20_Link">Catherine Louis<text:tab/><text:tab/></text:a></text:p>
          <text:p text:style-name="P135"><text:a xlink:type="simple" xlink:href="#__RefHeading___Toc598_3129283096" text:style-name="Index_20_Link" text:visited-style-name="Index_20_Link">Part 2: Organizational Design &amp; Culture Building<text:tab/><text:tab/></text:a></text:p>
          <text:p text:style-name="P134"><text:a xlink:type="simple" xlink:href="#__RefHeading___Toc5637_4083520739" text:style-name="Index_20_Link" text:visited-style-name="Index_20_Link">Chapter title<text:tab/>43</text:a></text:p>
          <text:p text:style-name="P137"><text:a xlink:type="simple" xlink:href="#__RefHeading___Toc8132_4083520739" text:style-name="Index_20_Link" text:visited-style-name="Index_20_Link">Author McLastName<text:tab/><text:tab/></text:a></text:p>
          <text:p text:style-name="P134"><text:a xlink:type="simple" xlink:href="#__RefHeading___Toc5639_4083520739" text:style-name="Index_20_Link" text:visited-style-name="Index_20_Link">What it means to be an open leader<text:tab/>59</text:a></text:p>
          <text:p text:style-name="P137"><text:a xlink:type="simple" xlink:href="#__RefHeading___Toc8134_4083520739" text:style-name="Index_20_Link" text:visited-style-name="Index_20_Link">Jim Whitehurst<text:tab/><text:tab/></text:a></text:p>
          <text:p text:style-name="P134"><text:a xlink:type="simple" xlink:href="#__RefHeading___Toc5641_4083520739" text:style-name="Index_20_Link" text:visited-style-name="Index_20_Link">An open leader's guide to better meetings<text:tab/>65</text:a></text:p>
          <text:p text:style-name="P137"><text:a xlink:type="simple" xlink:href="#__RefHeading___Toc8136_4083520739" text:style-name="Index_20_Link" text:visited-style-name="Index_20_Link">Angela Robertson<text:tab/><text:tab/></text:a></text:p>
          <text:p text:style-name="P134"><text:a xlink:type="simple" xlink:href="#__RefHeading___Toc1539_3832303416" text:style-name="Index_20_Link" text:visited-style-name="Index_20_Link">Chapter title<text:tab/>81</text:a></text:p>
          <text:p text:style-name="P137"><text:a xlink:type="simple" xlink:href="#__RefHeading___Toc8132_40835207391" text:style-name="Index_20_Link" text:visited-style-name="Index_20_Link">Author McLastName<text:tab/><text:tab/></text:a></text:p>
          <text:p text:style-name="P134"><text:a xlink:type="simple" xlink:href="#__RefHeading___Toc1541_3832303416" text:style-name="Index_20_Link" text:visited-style-name="Index_20_Link">Chapter title<text:tab/>84</text:a></text:p>
          <text:p text:style-name="P137"><text:a xlink:type="simple" xlink:href="#__RefHeading___Toc8132_40835207392" text:style-name="Index_20_Link" text:visited-style-name="Index_20_Link">Author McLastName<text:tab/><text:tab/></text:a></text:p>
          <text:p text:style-name="P135"><text:a xlink:type="simple" xlink:href="#__RefHeading___Toc602_3129283096" text:style-name="Index_20_Link" text:visited-style-name="Index_20_Link">Part 3: Motivation &amp; Engagement<text:tab/><text:tab/></text:a></text:p>
          <text:p text:style-name="P134"><text:a xlink:type="simple" xlink:href="#__RefHeading___Toc5643_4083520739" text:style-name="Index_20_Link" text:visited-style-name="Index_20_Link">Chapter title<text:tab/>89</text:a></text:p>
          <text:p text:style-name="P137"><text:a xlink:type="simple" xlink:href="#__RefHeading___Toc8138_4083520739" text:style-name="Index_20_Link" text:visited-style-name="Index_20_Link">Author McLastName<text:tab/><text:tab/></text:a></text:p>
          <text:p text:style-name="P134"><text:a xlink:type="simple" xlink:href="#__RefHeading___Toc1147_11704403" text:style-name="Index_20_Link" text:visited-style-name="Index_20_Link">When empowering employee decision-making, intent is everything<text:tab/>92</text:a></text:p>
          <text:p text:style-name="P137"><text:soft-page-break/><text:a xlink:type="simple" xlink:href="#__RefHeading___Toc8138_40835207393" text:style-name="Index_20_Link" text:visited-style-name="Index_20_Link">Ron McFarland<text:tab/><text:tab/></text:a></text:p>
          <text:p text:style-name="P134"><text:a xlink:type="simple" xlink:href="#__RefHeading___Toc5645_4083520739" text:style-name="Index_20_Link" text:visited-style-name="Index_20_Link">The Tao of project management<text:tab/>97</text:a></text:p>
          <text:p text:style-name="P137"><text:a xlink:type="simple" xlink:href="#__RefHeading___Toc8140_4083520739" text:style-name="Index_20_Link" text:visited-style-name="Index_20_Link">Allison Matlack<text:tab/><text:tab/></text:a></text:p>
          <text:p text:style-name="P134"><text:a xlink:type="simple" xlink:href="#__RefHeading___Toc1149_11704403" text:style-name="Index_20_Link" text:visited-style-name="Index_20_Link">Leading through the power of "thank you"<text:tab/>105</text:a></text:p>
          <text:p text:style-name="P137"><text:a xlink:type="simple" xlink:href="#__RefHeading___Toc8138_40835207391" text:style-name="Index_20_Link" text:visited-style-name="Index_20_Link">Curtis A. Carver<text:tab/><text:tab/></text:a></text:p>
          <text:p text:style-name="P134"><text:a xlink:type="simple" xlink:href="#__RefHeading___Toc2190_721019827" text:style-name="Index_20_Link" text:visited-style-name="Index_20_Link">More engaging meetings begin with trustful relationships<text:tab/>109</text:a></text:p>
          <text:p text:style-name="P137"><text:a xlink:type="simple" xlink:href="#__RefHeading___Toc8138_40835207394" text:style-name="Index_20_Link" text:visited-style-name="Index_20_Link">MaryJo Burchard<text:tab/><text:tab/></text:a></text:p>
          <text:p text:style-name="P134"><text:a xlink:type="simple" xlink:href="#__RefHeading___Toc1151_11704403" text:style-name="Index_20_Link" text:visited-style-name="Index_20_Link">Chapter title<text:tab/>115</text:a></text:p>
          <text:p text:style-name="P137"><text:a xlink:type="simple" xlink:href="#__RefHeading___Toc8138_40835207392" text:style-name="Index_20_Link" text:visited-style-name="Index_20_Link">Author McLastName<text:tab/><text:tab/></text:a></text:p>
          <text:p text:style-name="P135"><text:a xlink:type="simple" xlink:href="#__RefHeading___Toc5647_4083520739" text:style-name="Index_20_Link" text:visited-style-name="Index_20_Link">Appendix A The Open Organization Definition<text:tab/><text:tab/></text:a></text:p>
          <text:p text:style-name="P135"><text:a xlink:type="simple" xlink:href="#__RefHeading___Toc842_1232125672" text:style-name="Index_20_Link" text:visited-style-name="Index_20_Link">Learn More<text:tab/><text:tab/></text:a></text:p>
          <text:p text:style-name="P134"><text:a xlink:type="simple" xlink:href="#__RefHeading___Toc2382_190016556" text:style-name="Index_20_Link" text:visited-style-name="Index_20_Link">Additional resources<text:tab/>123</text:a></text:p>
          <text:p text:style-name="P134"><text:a xlink:type="simple" xlink:href="#__RefHeading___Toc2384_190016556" text:style-name="Index_20_Link" text:visited-style-name="Index_20_Link">Get involved<text:tab/>124</text:a></text:p>
        </text:index-body>
      </text:table-of-content>
      <text:p text:style-name="P60"/>
      <text:h text:style-name="P97" text:outline-level="2"/>
      <text:h text:style-name="P99" text:outline-level="2"><text:bookmark-start text:name="__RefHeading___Toc8024_4083520739"/><text:span text:style-name="T26">Preface</text:span> <text:span text:style-name="T24">to the second edition</text:span><text:bookmark-end text:name="__RefHeading___Toc8024_4083520739"/></text:h>
      <text:p text:style-name="P24"><text:bookmark-start text:name="__RefHeading___Toc394_21209807165"/>Bryan Behrenshausen<text:bookmark-end text:name="__RefHeading___Toc394_21209807165"/></text:p>
      <text:p text:style-name="P40">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9">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9">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p text:style-name="P49">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9">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P19">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98" text:outline-level="2"><text:bookmark-start text:name="__RefHeading___Toc164_2120980716"/>Introduction <text:span text:style-name="T24">to the second edition</text:span><text:bookmark-end text:name="__RefHeading___Toc164_2120980716"/></text:h>
      <text:p text:style-name="P22"><text:bookmark-start text:name="__RefHeading___Toc394_2120980716"/>Jen Kelchner<text:bookmark-end text:name="__RefHeading___Toc394_2120980716"/></text:p>
      <text:p text:style-name="P38">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8">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8">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lestie finibus. Sed eu leo massa. Donec justo felis, pulvinar sit amet est et, luctus rutrum nibh.</text:p>
      <text:p text:style-name="P48"><text:soft-page-break/>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8">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Author_20_Bio">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00" text:outline-level="2"><text:bookmark-start text:name="__RefHeading___Toc8028_4083520739"/>Introduction <text:span text:style-name="T24">to the first edition</text:span><text:bookmark-end text:name="__RefHeading___Toc8028_4083520739"/></text:h>
      <text:p text:style-name="P23"><text:bookmark-start text:name="__RefHeading___Toc394_21209807161"/>Dr. Philip A. Foster<text:bookmark-end text:name="__RefHeading___Toc394_21209807161"/></text:p>
      <text:p text:style-name="P39"><text:span text:style-name="T24">L</text:span>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67">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67">However, in the late 20<text:span text:style-name="T25">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25">st</text:span> century leader leading the 21<text:span text:style-name="T25">st</text:span> century <text:soft-page-break/>organization began to understand empowerment, collaboration, accountability, and clear communication were the essence of a new kind of power. These new leaders began <text:span text:style-name="T15">sharing</text:span> that power—and they implicitly trusted their followers.</text:p>
      <text:p text:style-name="P67">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25">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67">So leaders are becoming open, too.</text:p>
      <text:h text:style-name="P112" text:outline-level="3">Control</text:h>
      <text:p text:style-name="P67">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15">telling people what to do</text:span> to <text:span text:style-name="T15">showing them what to do</text:span> and <text:span text:style-name="T15">coaching them along the way</text:span>. Open leaders quickly discover that leadership is not about the power we exert to influence progress, but the power and confidence we <text:span text:style-name="T15">distribute</text:span> among the members of the organization. The 21<text:span text:style-name="T25">st</text:span> century leader is focused on community and the edification of others. In the end, the open leader is not focused on self but is selfless.</text:p>
      <text:h text:style-name="P112" text:outline-level="3"><text:soft-page-break/>Communication</text:h>
      <text:p text:style-name="P67">The 20<text:span text:style-name="T25">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spire create agility, shared responsibility, ownership—and, above all, happiness. When members of an organization are empowered to do their jobs, they're happier (and thus more productive) than their hierarchical counterparts.</text:p>
      <text:h text:style-name="P112" text:outline-level="3">Trust</text:h>
      <text:p text:style-name="P67">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P112" text:outline-level="3">Autonomy</text:h>
      <text:p text:style-name="P67">Where the powerful command-and-control 20<text:span text:style-name="T25">th</text:span> century leader is focused on some <text:span text:style-name="T15">position</text:span> of power, an open leader is more interested in the actual <text:span text:style-name="T15">role</text:span> an individual plays within the organization. When a leader is focused on an <text:span text:style-name="T15">individual</text:span>, they're better able to coach and mentor members of a team. From this perspective, an open leader is focused on modeling behaviors <text:soft-page-break/>and actions that are congruent with the organization's vision and mission. In the end, an open leader is very much seen as a member of the team rather than the <text:span text:style-name="T15">head</text:span> of the team. This does not mean the leader abdicates a position of authority, but rather understates it in an effort to share power and empower individuals through autonomy to create results.</text:p>
      <text:h text:style-name="P112" text:outline-level="3">Empowerment</text:h>
      <text:p text:style-name="P67">Open leaders are focused on granting authority to members of an organization. This process acknowledges the skills, abilities, and trust the leader has in the organization's human capital, and thereby creates positive motivation and willingness for the entire team to take risks. Empowerment, in the end, is about helping followers be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67">We should all strive for the openness the 21<text:span text:style-name="T25">st</text:span> century leader requires. This requires self-examination, curiosity—and, above all, it's ongoing process of change. Through new attitudes and habits, we move toward the discovery of what an open leader really <text:span text:style-name="T15">is </text:span>and <text:span text:style-name="T15">does,</text:span> and hopefully we begin to take on those ideals as we adapt our leadership styles to the 21<text:span text:style-name="T25">st</text:span> century.</text:p>
      <text:p text:style-name="P67"><text:soft-page-break/>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68">September 2016</text:p>
      <text:p text:style-name="P17">Dr. Philip A. Foster is the author of <text:span text:style-name="T2">The Open Organization: A New Era of Leadership and Organizational Development</text:span>. He is a business consultant, international speaker, and the host of Maximum Change TV.</text:p>
      <text:h text:style-name="P93" text:outline-level="1"/>
      <text:h text:style-name="P94" text:outline-level="1"><text:bookmark-start text:name="__RefHeading___Toc2114_518888843"/>Part 1: <text:line-break/><text:span text:style-name="T23">Planning &amp; Goal Setting</text:span><text:bookmark-end text:name="__RefHeading___Toc2114_518888843"/></text:h>
      <text:p text:style-name="P84"/>
      <text:h text:style-name="P101" text:outline-level="2"><text:bookmark-start text:name="__RefHeading___Toc1464_3732812180"/>Creating teams that aren't afraid to fail<text:bookmark-end text:name="__RefHeading___Toc1464_3732812180"/></text:h>
      <text:p text:style-name="P28"><text:bookmark-start text:name="__RefHeading___Toc8128_40835207391"/>Catherine Louis<text:bookmark-end text:name="__RefHeading___Toc8128_40835207391"/></text:p>
      <text:p text:style-name="P36">Successfully executing on a business goal implies raising questions about that goal—and it absolutely requires safe-to-fail experimentation on the path to achieving that goal. When business goals become inflexible mandates, experimentation goes by the wayside and a failure-adverse culture will prevail.</text:p>
      <text:p text:style-name="P55">This four-step process can help open leaders cultivate a culture of experimentation in teams working toward a business goal (rather than creating the kind of failure-adverse culture that risks becoming less innovative).</text:p>
      <text:h text:style-name="P113" text:outline-level="3">Step one: Define your business goal</text:h>
      <text:p text:style-name="P55">In general, there is no short of verbiage for defining business goals; however, as a starting point let's use Victor Basili's definition<text:note text:id="ftn5" text:note-class="footnote"><text:note-citation>5</text:note-citation><text:note-body><text:p text:style-name="Footnote">http://www.cs.umd.edu/~mvz/handouts/gqm.pdf</text:p></text:note-body></text:note> of a conceptual goal:</text:p>
      <text:p text:style-name="Quotations">A goal is defined for an <text:span text:style-name="Emphasis">object</text:span>, for a variety of <text:span text:style-name="Emphasis">reasons</text:span>, with respect to various models of <text:span text:style-name="Emphasis">quality</text:span>, from various <text:span text:style-name="Emphasis">points of view</text:span>, relative to a particular <text:span text:style-name="Emphasis">environment</text:span>.</text:p>
      <text:p text:style-name="P55">I prefer this definition of a goal, because by analyzing its dimensions you'll end up creating a more clear, more compelling business goal:</text:p>
      <text:list xml:id="list1620961886" text:style-name="L1">
        <text:list-item>
          <text:p text:style-name="P86"><text:soft-page-break/>"A goal is defined for an <text:span text:style-name="Strong_20_Emphasis">object</text:span>": What are we discussing here? Could it be our issue tracking system? Could it be the relationship between the issue tracking system and customers? Whiteboard this to visualize where your scope is.</text:p>
        </text:list-item>
        <text:list-item>
          <text:p text:style-name="P86">"For a variety of <text:span text:style-name="Strong_20_Emphasis">reasons</text:span>": What's the problem that needs to be addressed? When we state a goal, we include the purpose driving the goal!</text:p>
        </text:list-item>
        <text:list-item>
          <text:p text:style-name="P86">"With respect to various models of <text:span text:style-name="Strong_20_Emphasis">quality</text:span>": What's the quality issue with which we need help, and why is it an issue?</text:p>
        </text:list-item>
        <text:list-item>
          <text:p text:style-name="P86">"From various <text:span text:style-name="Strong_20_Emphasis">points of view</text:span>": From whose viewpoint are we discussing this goal? Customer? Project Manager? Whose opinion matters?</text:p>
        </text:list-item>
        <text:list-item>
          <text:p text:style-name="P86">"Relative to a particular <text:span text:style-name="Strong_20_Emphasis">environment</text:span>": Where and when is the issue being reported?</text:p>
        </text:list-item>
      </text:list>
      <text:p text:style-name="Text_20_body">A business goal <text:span text:style-name="Emphasis">implies</text:span> questions like these, and achieving it absolutely requires safe-to-fail experimentation. Providing a business goal as a mandate without allowing teams to question and fully understand the goal will shut a team down.</text:p>
      <text:p text:style-name="Text_20_body">Take this poorly written business goal, for example:</text:p>
      <text:p text:style-name="Quotations">"We want to stop people from abandoning their shopping carts before purchasing."</text:p>
      <text:p text:style-name="Text_20_body">Now, using Basili's definition, consider the following questions someone is likely to raise about this goal—and the kinds of responses that person is likely to receive from a leader less aware of the qualities that make a goal a <text:span text:style-name="T29">good</text:span> one:</text:p>
      <text:list xml:id="list3627552658" text:style-name="L2">
        <text:list-item>
          <text:p text:style-name="P145">"What kind of shopping is being abandoned?"—"Any cart that isn't purchased."</text:p>
        </text:list-item>
        <text:list-item>
          <text:p text:style-name="P145">"Why?"—"Because I said so."</text:p>
        </text:list-item>
        <text:list-item>
          <text:p text:style-name="P145"><text:soft-page-break/>"What's the quality issue we need to address?"—"Just get the cart purchased faster."</text:p>
        </text:list-item>
        <text:list-item>
          <text:p text:style-name="P145">"Who's 'we'?"—"Me, your Project Manager."</text:p>
        </text:list-item>
        <text:list-item>
          <text:p text:style-name="P145">"Where and when is this being reported?"—"Everywhere. Anywhere.<text:span text:style-name="T29">"</text:span></text:p>
        </text:list-item>
      </text:list>
      <text:p text:style-name="Text_20_body">How's your motivation now? Do you feel like experimenting towards achieving the goal?</text:p>
      <text:p text:style-name="Text_20_body">When taking a question-focused approach to setting goals, be sure to start with the goal! The ultimate test of effectiveness for a business goal is whether it motivates a team. A well-written goal stirs the blood.</text:p>
      <text:p text:style-name="Text_20_body">Let's try this again. See if you can find all five points in this example of a goal:</text:p>
      <text:p text:style-name="Quotations">"The CEO of our e-commerce site selling women's apparel would like to see a significant improvement on the 1,000 to 2,000 abandoned shopping carts we see per day in the North American market to address this potential revenue gain. He is targeting at least 70% fewer shopping carts being abandoned per day."</text:p>
      <text:h text:style-name="P113" text:outline-level="3">Step 2: Ask questions about the goal</text:h>
      <text:p text:style-name="P55">Next, encourage team members to ask questions about the goal. You'll need to start digging into the goal so you can understand it better, and the best way to get started is to ask a bunch of questions.</text:p>
      <text:p text:style-name="P55">Some questions that come to mind are:</text:p>
      <text:list xml:id="list2268115844" text:style-name="L3">
        <text:list-item>
          <text:p text:style-name="P146">Have we interviewed any shoppers about their shopping experience?</text:p>
        </text:list-item>
        <text:list-item>
          <text:p text:style-name="P146">How many clicks must users make from when they begin shopping to when a purchase is completed?</text:p>
        </text:list-item>
        <text:list-item>
          <text:p text:style-name="P146"><text:soft-page-break/>Are non-NA markets not seeing these abandoned carts? Why?</text:p>
        </text:list-item>
        <text:list-item>
          <text:p text:style-name="P146">How long in duration is the average online shopping experience?</text:p>
        </text:list-item>
        <text:list-item>
          <text:p text:style-name="P146">Are the products presented in a clustered, attractive way versus being presented as one product per page?</text:p>
        </text:list-item>
        <text:list-item>
          <text:p text:style-name="P146">Are we using any advanced or custom filters which can improve onsite discovery and navigation?</text:p>
        </text:list-item>
        <text:list-item>
          <text:p text:style-name="P146">Do we support a fully-automated visual search for products?</text:p>
        </text:list-item>
        <text:list-item>
          <text:p text:style-name="P146">Do we understand the customer journey for ordering women's apparel online, and how much time is each step in this journey taking users?</text:p>
        </text:list-item>
      </text:list>
      <text:p text:style-name="Text_20_body">Lots of questions are possible!</text:p>
      <text:p text:style-name="Text_20_body">Prioritize these questions. Begin with the customer. In the example above, if you haven't done any customer interviews to hear and feel customer pains, then that's where I'd start.</text:p>
      <text:h text:style-name="Heading_20_3" text:outline-level="3">Step 3: Decide how you're measuring progress</text:h>
      <text:p text:style-name="Text_20_body">Data-driven improvements are possible. After you've analyzed your business goal, and then asked and prioritized the necessary questions about it, you should work with your team to establish baseline measurements of where you are today. This is your starting point. Begin using these metrics to structure your approach to answering your questions. For example, how many clicks do users typically make between the moment they start shopping and the time they've completed a purchase? Let real-time data guide your experimentation!</text:p>
      <text:p text:style-name="Text_20_body">Using our example above, we might target:</text:p>
      <text:list xml:id="list4087091996" text:style-name="L4">
        <text:list-item>
          <text:p text:style-name="P147"><text:span text:style-name="Emphasis">Interview results of 80/100 customers with abandoned shopping cart experiences:</text:span> Have we <text:soft-page-break/>interviewed any shoppers about their shopping experience?</text:p>
        </text:list-item>
        <text:list-item>
          <text:p text:style-name="P147"><text:span text:style-name="Emphasis">Cycle time # clicks/purchase:</text:span> How many clicks are needed from when someone starts shopping to when a purchase is completed?</text:p>
        </text:list-item>
        <text:list-item>
          <text:p text:style-name="P147"><text:span text:style-name="Emphasis">Cycle time/client:</text:span> How long is an average shopping experience on our platform?</text:p>
        </text:list-item>
        <text:list-item>
          <text:p text:style-name="P147"><text:span text:style-name="Emphasis"># products/page/category:</text:span> Are the products presented in a clustered, attractive way versus being presented as one product per page?</text:p>
        </text:list-item>
      </text:list>
      <text:p text:style-name="Text_20_body">Gather data so that you can develop a coherent baseline measurement of your starting point. If the customer journey today is a seven-click experience—and you think that reducing the number of clicks associated with this journey will lead to fewer abandoned carts—then gather data on average times users spend at each of these steps.</text:p>
      <text:h text:style-name="Heading_20_3" text:outline-level="3">Step 4: Experiment</text:h>
      <text:p text:style-name="Text_20_body">Innovation does not occur without experimentation. The good news is that each one of the questions above can now become an experiment.</text:p>
      <text:p text:style-name="Text_20_body">Let's take one of the questions above and form an experiment so you get the idea:</text:p>
      <text:p text:style-name="Quotations">Are the products presented in a clustered, attractive way versus being presented as one product per page?</text:p>
      <text:p text:style-name="Text_20_body">Let's address this question in the context of experimentation.</text:p>
      <text:list xml:id="list2727844491" text:style-name="L5">
        <text:list-item>
          <text:p text:style-name="P148"><text:span text:style-name="Inline_20_Subhead">Restating the question as a hypothesis.</text:span> We believe that if we cluster our products in an attractive way, rather than looking at one product per page, more purchases will occur. (I recom<text:soft-page-break/>mend using the free Strategyzer test card<text:note text:id="ftn6" text:note-class="footnote"><text:note-citation>6</text:note-citation><text:note-body><text:p text:style-name="Footnote">https://blog.strategyzer.com/posts/2015/3/5/validate-your-ideas-with-the-test-card</text:p></text:note-body></text:note> to help you organize your thoughts around creating your experiment once you have a hypothesis.)</text:p>
        </text:list-item>
        <text:list-item>
          <text:p text:style-name="P148"><text:span text:style-name="Inline_20_Subhead">Know your riskiest assumptions.</text:span> One critical, risky assumption we're making is that more purchases will occur if different products are grouped in an attractive way. But what is an "attractive grouping," and to whom? Is it multi-colored blouses with neutral shoes? Is it blue shoes with white blouses? We'll need to experiment further to begin to answer this!</text:p>
        </text:list-item>
      </text:list>
      <text:p text:style-name="Text_20_body">We've now created a solid foundation for experimentation. Next, we need to create a simple test experiment that we can begin to work on today to test our critical assumptions. We could attempt several kinds of experiments, including:</text:p>
      <text:list xml:id="list870869270" text:style-name="L6">
        <text:list-item>
          <text:p text:style-name="P149"><text:span text:style-name="Inline_20_Subhead">A/B testing</text:span>, a method of comparing two versions of a single variable—typically by testing a subject's response to variant A against variant B, then determining which of the two variants is more effective.</text:p>
        </text:list-item>
        <text:list-item>
          <text:p text:style-name="P149"><text:span text:style-name="Inline_20_Subhead">Concierge testing</text:span>, or performing a service manually (just like a concierge at a hotel) with no technology involved. The idea here is to learn as much as you can via increased human interaction. A classic example of a concierge service is the beginning of AirBnB, where two guys rented out air mattresses in their home in San Francisco to validate what types of customers they might get with this type of service.<text:note text:id="ftn7" text:note-class="footnote"><text:note-citation>7</text:note-citation><text:note-body><text:p text:style-name="Footnote">https://blog.adioma.com/how-airbnb-started-infographic/</text:p></text:note-body></text:note></text:p>
        </text:list-item>
        <text:list-item>
          <text:p text:style-name="P149"><text:soft-page-break/><text:span text:style-name="Inline_20_Subhead">Landing page</text:span>, a web page on which someone "lands" in response to some advertisement, or social media campaign. The goal of a landing page is to convert site visitors into sales or leads. You can analyze landing page activity to determine click-through or conversion rates and gauge the success of the advertisement. One classic example of this method of experimentation comes from Buffer, which launched with just two pages.<text:note text:id="ftn8" text:note-class="footnote"><text:note-citation>8</text:note-citation><text:note-body><text:p text:style-name="Footnote">https://blog.bufferapp.com/idea-to-paying-customers-in-7-weeks-how-we-did-it</text:p></text:note-body></text:note> The first was a link to "plans and pricing," and if users that link, they received a message saying "oops, caught us before we were ready."</text:p>
        </text:list-item>
        <text:list-item>
          <text:p text:style-name="P149"><text:span text:style-name="Inline_20_Subhead">Video</text:span>, or some audio-visual artifact to explain your product. Telling a story from a user-centric point of view, including a call-to-action, is a wonderful way to test a hypothesis. Dropbox did this in 2008 creating a 3 minute video posted to Digg, which expanded their waiting list from 5,000 to 75,000 literally overnight.</text:p>
        </text:list-item>
        <text:list-item>
          <text:p text:style-name="P149"><text:span text:style-name="Inline_20_Subhead">Wizard of Oz</text:span>, a method in which it <text:span text:style-name="Emphasis">looks like you have a fully functioning product/feature</text:span>, but there's really someone "behind the curtain" doing all the work. A classic example of this test is Zappos. Founder Nick Swinwarm reserved the domain name and, without building any sort of inventory system, walked down the street to the local shoe store, took photographs of shoes, and posted them on the website.<text:note text:id="ftn9" text:note-class="footnote"><text:note-citation>9</text:note-citation><text:note-body><text:p text:style-name="Footnote">https://www.safaribooksonline.com/library/view/the-lean-entrepreneur/9781118331866/</text:p></text:note-body></text:note></text:p>
        </text:list-item>
      </text:list>
      <text:p text:style-name="Text_20_body"><text:soft-page-break/>In our example, let's say it's the first day of summer, so we decide to do a simple A/B test grouping summer shoes with summer blouses arranged by summer colors. Perhaps we create five groupings of various colors of shoes and blouses in order to begin gathering data. For example, we might run five experiments with the groupings of multi-colored blouses with neutral shoes, blue shoes with white blouses, red shoes with multi-colored blouses, green blouses with beige shoes, and yellow shoes with yellow pattern blouses.</text:p>
      <text:list xml:id="list4033764911" text:style-name="L7">
        <text:list-item>
          <text:p text:style-name="P150"><text:span text:style-name="Inline_20_Subhead">Decide what to measure.</text:span> Perhaps we decide to measure click-through rates on products grouped versus products displayed one at a time, as well as the number of shoes sold versus the number abandoned in shopping carts.</text:p>
        </text:list-item>
        <text:list-item>
          <text:p text:style-name="P150"><text:span text:style-name="Inline_20_Subhead"><text:span text:style-name="T30">N</text:span></text:span><text:span text:style-name="Inline_20_Subhead">ame your criteria for success.</text:span> For example, if 10% fewer shoes are abandoned in carts per month when grouped with blouses by summer colors, we'd be happy with this experiment.</text:p>
        </text:list-item>
      </text:list>
      <text:p text:style-name="Text_20_body">For this example, the resulting test card might end up looking like this:</text:p>
      <text:list xml:id="list2214188110" text:style-name="L8">
        <text:list-item>
          <text:p text:style-name="P151"><text:span text:style-name="Emphasis">Hypothesis:</text:span> We believe that if we cluster our products in an attractive way, rather than looking at one product per page, more purchases will occur.</text:p>
        </text:list-item>
        <text:list-item>
          <text:p text:style-name="P151"><text:span text:style-name="Emphasis">Test:</text:span> To verify or refute this hypothesis, we will run A/B tests grouping summer shoes with summer blouses arranged by summer colors versus displaying blouses and shoes one product at a time.</text:p>
        </text:list-item>
        <text:list-item>
          <text:p text:style-name="P151"><text:span text:style-name="Emphasis">Metric:</text:span> We will measure both click-through rates and sales of both shoes and blouses displayed one product at a time and those same products displayed in summer color groups.</text:p>
        </text:list-item>
        <text:list-item>
          <text:p text:style-name="P151"><text:soft-page-break/><text:span text:style-name="Emphasis">We are right if:</text:span> 10% more shoes are sold per month when grouped with blouses by summer colors</text:p>
        </text:list-item>
        <text:list-item>
          <text:p text:style-name="P151"><text:span text:style-name="Emphasis">Follow up:</text:span> To further refine attractive product groupings, we will compare the results to learn which product groupings are more appealing and design our next experiment based on this.</text:p>
        </text:list-item>
      </text:list>
      <text:p text:style-name="Text_20_body">Note that experimenting doesn't end here; it's just the beginning! Stated another way: Your team won't achieve its business goal without cultivating and embracing a culture that allows us to experiment, fail, adjust and learn.</text:p>
      <text:p text:style-name="Author_20_Bio">Catherine Louis is a Certified Scrum Trainer, independent Agile coach, founder of CLL-Group.com, PoDojo.com, and founding member of Tech Ladies®.</text:p>
      <text:h text:style-name="P102" text:outline-level="2"><text:bookmark-start text:name="__RefHeading___Toc1454_1500227796"/>Chapter title<text:bookmark-end text:name="__RefHeading___Toc1454_1500227796"/></text:h>
      <text:p text:style-name="Byline"><text:bookmark-start text:name="__RefHeading___Toc8128_4083520739"/>Author McLastName<text:bookmark-end text:name="__RefHeading___Toc8128_4083520739"/></text:p>
      <text:p text:style-name="P32">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1">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1">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Heading_20_3" text:outline-level="3">Suspendisse potenti</text:h>
      <text:p text:style-name="P51">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51">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Heading_20_3" text:outline-level="3">Suspendisse potenti</text:h>
      <text:p text:style-name="P51">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0"><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02" text:outline-level="2"><text:bookmark-start text:name="__RefHeading___Toc5635_4083520739"/>Developing a culture of experimentation on your team<text:bookmark-end text:name="__RefHeading___Toc5635_4083520739"/></text:h>
      <text:p text:style-name="P21"><text:bookmark-start text:name="__RefHeading___Toc8130_4083520739"/>Catherine Louis<text:bookmark-end text:name="__RefHeading___Toc8130_4083520739"/></text:p>
      <text:p text:style-name="P33">Most companies support the idea of incorporating innovation into their business strategies, as it can help increase market share and generate additional profits through new products or service offerings.</text:p>
      <text:p text:style-name="P52">But too often, these same companies fail to realize that innovation doesn't occur without experimentation. To successfully innovate, you need to conduct experiments—lots of experiments. Some will succeed, and lots more will fail. By definition, <text:span text:style-name="Emphasis">experimentation</text:span> is "the process of performing a scientific procedure, especially in a laboratory, to determine something" as well as "the action or process of trying out new ideas, methods, or activities." Innovative organizations don't isolate such innovation practices to certain segments of the business; they cultivate an <text:span text:style-name="Emphasis">attitude</text:span> of experimentation throughout, weaving it into the very fabric of the entire organization.</text:p>
      <text:p text:style-name="P52">So the question for your innovative organization becomes "How do we create a culture that allows us to be comfortable with trying out new ideas, methods, and activities using a scientific procedure?" Having a healthy culture of experimentation is the only option if teams wish to innovate. And organizational leaders can play a significant role in fostering that kind of culture.</text:p>
      <text:p text:style-name="P52"><text:soft-page-break/>Before teams can even begin operating in an experimenting mode, leaders must shift their mindset to operate not like a know-it-all, but as if the world is truly a complex space, that we don't know it all, and that we can't know something unless we try it out.</text:p>
      <text:p text:style-name="P52">When I visit companies and hear leaders say things like the following, I quietly take them around back for coaching:</text:p>
      <text:list xml:id="list1630363921" text:style-name="L9">
        <text:list-item>
          <text:p text:style-name="P88"><text:span text:style-name="T27">"</text:span>Your demo failed." (This is usually accompanied by a scolding face.)</text:p>
        </text:list-item>
        <text:list-item>
          <text:p text:style-name="P88">"You need to run everything by me before conducting a test with the customer." Screeching brakes are heard as innovation comes grinding to a halt.</text:p>
        </text:list-item>
        <text:list-item>
          <text:p text:style-name="P88">"Let's do a dress rehearsal showing the customer how this operates before giving them the feature to manipulate." No, no, no—put the software in your customer's hands as early as possible. You'll learn what's wrong with your user interface. You'll reduce risk, increase quality, and build a relationship with the customers.</text:p>
        </text:list-item>
        <text:list-item>
          <text:p text:style-name="P88">"Well, obviously they need [<text:span text:style-name="Emphasis">insert feature X that will get me my bonus if released within the year</text:span>]." Carefully think about how your compensation program may hinder creating an experimentation culture.</text:p>
        </text:list-item>
      </text:list>
      <text:p text:style-name="Text_20_body">Taking a deeper look at the first three points, fear of failure is overwhelmingly the operating model. The last point is a desire for monetary success over doing what's right for the customer, regardless of where the idea comes from.</text:p>
      <text:p text:style-name="Text_20_body">Instead, we want leaders involved in conversations to encourage experimentation. Those conversations sound like this:</text:p>
      <text:list xml:id="list1561633796" text:style-name="L10">
        <text:list-item>
          <text:p text:style-name="P89">"What is the customer's problem? Have you observed this?"</text:p>
        </text:list-item>
        <text:list-item>
          <text:p text:style-name="P89">"What is your hypothesis?"</text:p>
        </text:list-item>
        <text:list-item>
          <text:p text:style-name="P89"><text:soft-page-break/>"What are your critical assumptions that must be true for your idea to work?"</text:p>
        </text:list-item>
        <text:list-item>
          <text:p text:style-name="P89">"Do you need help designing an experiment to test if your hypothesis is true or false?"</text:p>
        </text:list-item>
        <text:list-item>
          <text:p text:style-name="P89">"What can you test to (in)validate your hypothesis?"</text:p>
        </text:list-item>
      </text:list>
      <text:p text:style-name="Text_20_body">So how can you move from the first kind of conversation to the second? Here's my advice: Don't wait for the perfect moment—just start!</text:p>
      <text:p text:style-name="Text_20_body">Here are <text:span text:style-name="T27">nine</text:span> pointers to help get you start experimenting as a team:</text:p>
      <text:list xml:id="list815348675" text:style-name="L11">
        <text:list-item>
          <text:p text:style-name="P90">Don't jump into the solution space. First, define your problem. State it as a hypothesis.</text:p>
        </text:list-item>
        <text:list-item>
          <text:p text:style-name="P90">List all of your assumptions.</text:p>
        </text:list-item>
        <text:list-item>
          <text:p text:style-name="P90">On a 2x2 matrix, rank each assumption in terms of uncertainty versus risk. Identify the highest-risk, most uncertain assumptions before moving on to step 4.</text:p>
        </text:list-item>
        <text:list-item>
          <text:p text:style-name="P90">Create a simple test experiment that you can begin to work on today. Action is key; however, think low-fidelity, rapid prototyping to be able to run this test. (For ideas on how to start prototyping, try the exercise at the end of this article.) In other words, be able to collect as much information with as little effort as possible. The key is to run your experiment with real people to get real results. The free test cards from Strategyzer are wonderful to help get teams thinking with a test mindset. Each card begins by stating the hypothesis, then the test, an accompanied metric, and criteria for success.</text:p>
        </text:list-item>
        <text:list-item>
          <text:p text:style-name="P90"><text:soft-page-break/>Gather the data and record everything: The data you collect and record will guide you further.</text:p>
        </text:list-item>
        <text:list-item>
          <text:p text:style-name="P90">Review results as a team. If you use the test card, you will have thought about criteria for judging whether your test was a good one. Ask questions! What did you learn? Do you need to change your hypothesis based on what you learned? Do you need to do a new experiment? Do you need more data?</text:p>
        </text:list-item>
        <text:list-item>
          <text:p text:style-name="P90">Share the results with the rest of the organization—especially the failed experiments.</text:p>
        </text:list-item>
        <text:list-item>
          <text:p text:style-name="P90">Celebrate the learnings. You don't need to copy Spotify's Failure Wall (described in Henrick Kneiberg's Engineering Culture, Part II), but the point is to celebrate what you learned, and how you want to conduct the next experiment to incorporate what you want to change.</text:p>
        </text:list-item>
        <text:list-item>
          <text:p text:style-name="P90">Rinse and repeat!</text:p>
        </text:list-item>
      </text:list>
      <text:p text:style-name="P50">Steps 7-9 are crucial for leaders to help make this culture change stick. Leaders must hold the space where anyone can experiment. Anyone can run a failed experiment because these failed experiments mean we learn. You need to make it safe to take risks and to remove impediments. Start today with your own new mentality that will sweep across the entire organization: Instead of "no failure is allowed here," adopt the mindset of "We won't know until we run an experiment." It's your only option if you wish for innovation to happen.</text:p>
      <text:h text:style-name="Heading_20_3" text:outline-level="3">A brief example: Dollar Shave Club</text:h>
      <text:p text:style-name="P52">Dollar Shave Club's hypothesis was that men don't need fancy razors with lots of fancy features, nor do they want to spend time shopping for them. Their experiment involved creat<text:soft-page-break/>ing a <text:span text:style-name="T27">one</text:span>-minute video<text:note text:id="ftn10" text:note-class="footnote"><text:note-citation>10</text:note-citation><text:note-body><text:p text:style-name="Footnote">https://www.youtube.com/watch?v=ZUG9qYTJMsI</text:p></text:note-body></text:note> sharing the problem and offering a solution by inviting viewers to link to a landing page where they could place an order. Within 48 hours, they knew the experiment worked: They had received more than 12,000 orders.<text:note text:id="ftn11" text:note-class="footnote"><text:note-citation>11</text:note-citation><text:note-body><text:p text:style-name="Footnote">https://www.inc.com/magazine/201707/lindsay-blakely/how-i-did-it-michael-dubin-dollar-shave-club.html</text:p></text:note-body></text:note></text:p>
      <text:p text:style-name="P16">Catherine Louis is a Certified Scrum Trainer, independent Agile coach, founder of CLL-Group.com, PoDojo.com, and founding member of Tech Ladies®.</text:p>
      <text:h text:style-name="P94" text:outline-level="1"><text:bookmark-start text:name="__RefHeading___Toc598_3129283096"/>Part 2: <text:line-break/>Organizational Design <text:span text:style-name="T23">&amp;<text:line-break/></text:span>Culture Building<text:bookmark-end text:name="__RefHeading___Toc598_3129283096"/></text:h>
      <text:p text:style-name="P84"/>
      <text:h text:style-name="P102" text:outline-level="2"><text:bookmark-start text:name="__RefHeading___Toc5637_4083520739"/>Chapter title<text:bookmark-end text:name="__RefHeading___Toc5637_4083520739"/></text:h>
      <text:p text:style-name="P21"><text:bookmark-start text:name="__RefHeading___Toc8132_4083520739"/>Author McLastName<text:bookmark-end text:name="__RefHeading___Toc8132_4083520739"/></text:p>
      <text:p text:style-name="P33">In <text:span text:style-name="T15">The Open Organization</text:span>, Jim Whitehurst defines an open organization as one that “engages participative communities both inside and out.” For Whitehurst, the success of future organizations depends on their ability to successfully interact with, learn from, and support the broader communities surrounding their work and their products.</text:p>
      <text:p text:style-name="P52">But working this way doesn’t come naturally to all leaders. In this chapter, I’ll not only explain the important role community plays in an open organization's existence but also explore why an organization would want to build a community in the first place. I’ll share with open leaders the lessons I’ve learned leading my own open organization for several years—because I really do believe it's the best way to generate new innovations today.</text:p>
      <text:h text:style-name="Heading_20_3" text:outline-level="3">The crazy idea</text:h>
      <text:p text:style-name="P52">When we launched Nethesis in 2003, we were just system integrators. We only used existing open source projects. Our business model was clear: Add multiple forms of value to those projects: know-how, documentation for the Italian market, extra modules, professional support, and training courses. We gave back to upstream projects as well, through upstream code contributions and by participating in their communities.</text:p>
      <text:p text:style-name="P52"><text:soft-page-break/>Times were different then. We couldn't use the term "open source" too loudly. People associated it with words like: "nerdy," "no value" and, worst of all, "free." Not too good for a business.</text:p>
      <text:p text:style-name="P52">On a Saturday in 2010, with pasties and espresso in hand, the Nethesis staff were discussing how to move things forward (hey, we like to eat and drink while we innovate!). In spite of the momentum working against us, we decided not to change course. In fact, we decided to push harder—to make open source, and an open way of working, a successful model for running a business.</text:p>
      <text:p text:style-name="P52">Over the years, we've proven that model's potential. And one thing has been key to our success: community.</text:p>
      <text:p text:style-name="P52">Together with the Nethesis guys, we decided to build our own open source project: our own operating system, built on top of CentOS (because we didn't want to reinvent the wheel). We assumed that we had the experience, know-how, and workforce to achieve it. We felt brave.</text:p>
      <text:p text:style-name="P52">And we very much wanted to build an operating system called NethServer with one mission: making a sysadmin's life easier with open source. We knew we could create a Linux distribution for a server that would be more accessible, easier to adopt, and simpler to understand than anything currently offered.</text:p>
      <text:p text:style-name="P52">Above all, though, we decided to create a real, 100% open project with three primary rules:</text:p>
      <text:list xml:id="list2757610256" text:style-name="L12">
        <text:list-item>
          <text:p text:style-name="P152">completely free to download,</text:p>
        </text:list-item>
        <text:list-item>
          <text:p text:style-name="P152">openly developed, and</text:p>
        </text:list-item>
        <text:list-item>
          <text:p text:style-name="P152">community-driven</text:p>
        </text:list-item>
      </text:list>
      <text:p text:style-name="Text_20_body">That last one is important. We were a company; we were able to develop it by ourselves. We would have been more effective (and made quicker decisions) if we'd done the work in-house. It would be so simple, like any other company in Italy.</text:p>
      <text:p text:style-name="Text_20_body"><text:soft-page-break/>But we were so deeply into open source culture culture that we chose a different path.</text:p>
      <text:p text:style-name="Text_20_body">We really wanted as many people as possible around us, around the product, and around the company. We wanted as many perspectives on the work as possible. We realized: Alone, you can go fast—but if you want to go far, you need to go together.</text:p>
      <text:p text:style-name="Text_20_body">So we decided to build a community instead.</text:p>
      <text:p text:style-name="Text_20_body">We realized that creating a community has so many benefits. For example, if the people who use your product are really involved in the project, they will provide feedback and use cases, write documentation, catch bugs, compare with other products, suggest features, and contribute to development. All of this generates innovations, attracts contributors and customers, and expands a product's user base.</text:p>
      <text:p text:style-name="Text_20_body">But <text:span text:style-name="T31">quickly</text:span> the question arose: How can we build a community?</text:p>
      <text:p text:style-name="Text_20_body">We didn't know how to achieve that. We'd <text:span text:style-name="Emphasis">participated</text:span> in many communities, but we'd never <text:span text:style-name="Emphasis">built</text:span> one.</text:p>
      <text:p text:style-name="Text_20_body">We were good at code—not with people. And we were a company, an organization with very specific priorities. So how were we going to build a community and foster good relationships between the company and the community itself?</text:p>
      <text:p text:style-name="Text_20_body">We did the first thing one must do: study. We learned from experts, blogs, and lots of books. We experimented. We failed many times, collected data from the outcomes, and tested them again.</text:p>
      <text:p text:style-name="Text_20_body">Eventually we learned the golden rule of the community management: There is no golden rule of community management People are too complex and communities are too different to have one rule "to rule them all."</text:p>
      <text:p text:style-name="Text_20_body"><text:soft-page-break/>One thing I can say, however, is that an healthy relationship between a community and a company is always <text:span text:style-name="Emphasis">a process of give and take</text:span>. In the rest of this chapter, I’ll explain what that means.</text:p>
      <text:h text:style-name="P114" text:outline-level="3">Giving</text:h>
      <text:p text:style-name="Text_20_body">When we launched the NethServer community, we realized early that to play the open source game we needed to follow the open source rules. No shortcuts. We realized we had to convert the company into an open organization and start working in the open.</text:p>
      <text:p text:style-name="Text_20_body">We are aware that for many companies, introducing open innovation involves a significant cultural shift. We at Nethesis are always struggling with that, even if being open is our mission. But I have to be honest: It's not at all easy.</text:p>
      <text:p text:style-name="Text_20_body">If your company expects to benefit from a relationship with a strong community, it has to <text:span text:style-name="Emphasis">give first</text:span> in order to build a solid relationships based on reciprocal trust and transparency.</text:p>
      <text:p text:style-name="Text_20_body">And giving code is not enough. <text:span text:style-name="Emphasis">Releasing an entire open source project</text:span> isn't enough.</text:p>
      <text:p text:style-name="Text_20_body">The truth is that you have to invest in people. You have to put people first, and put people before code. As a company, you have to devote your time to building relationships—and giving first.</text:p>
      <text:p text:style-name="Text_20_body">Building community is not an efficient short-term strategy. And even if it gets you some quick returns in three to six months, those returns will be a very small representation of the full potential value you could be reaping. It's a long journey and it takes time. Results can take months or years of work.</text:p>
      <text:p text:style-name="Text_20_body">But it pays off! Trust me. If you’re a leader hoping to leverage the power of community, remember the following.</text:p>
      <text:p text:style-name="P52"><text:span text:style-name="Inline_20_Subhead">A community isn't strictly a marketing channel.</text:span> It's an entirely different animal. Your community doesn't exist for <text:soft-page-break/>you to engage in direct sales (I keep my community at a safe distance from my salespeople). You can't even use the same types of communication; in marketing, the message is from the company to the audience. In the community, the communication is primarily member to member, and you exist to make that easier.</text:p>
      <text:p text:style-name="P52"><text:span text:style-name="Inline_20_Subhead">Clarify the relationship as soon as possible.</text:span> Why has the organization decided to build a community and support the project? What does it hope to gain? Conversely, what will the community gain? A company should understand a community’s needs and expectations in order to earn its trust. You can't ask people to devote their time if they think that you're making money from their volunteer efforts. Don't leave space for grey areas here. In our case, we stated that NethServer is a community effort, founded and sponsored by a company (Nethesis). Nethesis' business model is to sell software, professional support, and services to other companies, customers, and resellers. We use a portion of our revenue to fund the development of NethServer (official site hosting, community initiatives, sponsoring, and so on). Community and company have the same target: making NethServer better and more successful. And NethServer benefits enormously from the resources that the company invests into it. The company pays NethServer coders to write features that the customers and users need and works with the community to make NethServer a better product. Because the company works in the open and as part of the community, and because the code is released under the GPLv3, NethServer itself will continue to be free. That's a virtuous circle—everyone wins.</text:p>
      <text:p text:style-name="P52"><text:span text:style-name="Inline_20_Subhead">Community managers aren't solely responsible for the community.</text:span> Great leaders ensure that the <text:span text:style-name="Emphasis">entire company </text:span>is responsible for working with the community. Community-centric companies involve participation from as many employees as possible, so they involve other staff members in community dis<text:soft-page-break/>cussions and initiatives. Yes, you should hire a community manager if you're serious about building community. It should be a full-time role—someone in charge of facilitating the relationships between these entities, especially in the early stages. But the entire organization needs to support the community and its mission. For example, I personally am both the voice of the community inside company and the voice of the company inside the community. Actually, to succeed at the job, I must participate at a level that can appear to be disloyal to my employer and in favor of the community; I'm a kind of diplomat and translator between the community and the company. I'm really the middleman.</text:p>
      <text:p text:style-name="P52">Next, let's discuss what your organization should <text:span text:style-name="Emphasis">expect to give</text:span> if it wants to cultivate community. I'll explore five key requirements.</text:p>
      <text:h text:style-name="P115" text:outline-level="3">1. Be welcoming</text:h>
      <text:p text:style-name="P52">You should be aware that someone's first experience of and in the community is critical, so be sure people feel acknowledged when they encounter you. They have to know what to do first after they've joined you. Follow their first posts or activities with a prompt response. Receiving a response after a few days is a bad welcome for newcomers.</text:p>
      <text:p text:style-name="P52">In my community, for example, I create a welcoming post, in which I offer my warm welcome to the new people and ask them to feel safe and to introduce themselves: What are you working on? Why are you here?<text:note text:id="ftn12" text:note-class="footnote"><text:note-citation>12</text:note-citation><text:note-body><text:p text:style-name="Footnote">https://community.nethserver.org/t/weekly-welcome-to-new-members-25-jul-16/3999</text:p></text:note-body></text:note></text:p>
      <text:p text:style-name="P52">You would be amazed at how these simple sentences unleash positive behaviors from newcomers. You show not only that you've have noticed they're here, but also that you care <text:soft-page-break/>about them, their lives, and their aims. Suddenly, they feel at home and compelled to participate, if only to give back and thank you for the attention.</text:p>
      <text:p text:style-name="P52">You can't set the proper cultural tone alone. Creating an ambassador group might help.<text:note text:id="ftn13" text:note-class="footnote"><text:note-citation>13</text:note-citation><text:note-body><text:p text:style-name="Footnote">https://community.nethserver.org/t/nethserver-ambassadors-group/4782</text:p></text:note-body></text:note> This group should be the community's engine, a group that's able to set a high bar, nurture a culture, and share your community vision, mission, and values.<text:note text:id="ftn14" text:note-class="footnote"><text:note-citation>14</text:note-citation><text:note-body><text:p text:style-name="Footnote">https://community.nethserver.org/t/thoughts-about-nethserver-mission-vision-and-values/4080</text:p></text:note-body></text:note> Our Ambassadors have a set of social norms and rules that they undertakes to respect: lead by example, be humble, be inclusive, be full of gratitude, show your passion, be playful.</text:p>
      <text:p text:style-name="P52">The don't just live those rules; they live them every single day.</text:p>
      <text:h text:style-name="P116" text:outline-level="3">2. Be inclusive</text:h>
      <text:p text:style-name="P57">You have to create an environment in which people feel safe. It doesn't matter how fun and amazing your project is. If people don't feel safe, then they won't contribute. That's a big problem in many technical communities.</text:p>
      <text:p text:style-name="P57">You can avoid this by creating rules that help structure a safe environment and help people lead by example. Writing your rules somewhere is not enough to create a welcoming and inclusive culture in a technical community—you have to live these rules.</text:p>
      <text:p text:style-name="P57">In our NethServer community,for instance, we have a simple rule and invitation for new people: "Don't be afraid to ask stupid questions. Someone else will learn from every stupid question that you ask."<text:note text:id="ftn15" text:note-class="footnote"><text:note-citation>15</text:note-citation><text:note-body><text:p text:style-name="Footnote">https://community.nethserver.org/faq</text:p></text:note-body></text:note> It's a very powerful rule, and it helps us achieve an important goal: being inclusive.</text:p>
      <text:p text:style-name="P57"><text:soft-page-break/>Here's another (related) rule: The phrase "RTFM" is banned. "Read the F****** Manual" is not an answer. It's not inclusive. It actually <text:span text:style-name="Emphasis">excludes</text:span> people, and doesn't help people feel like they can safely ask questions. Instead we point newcomers to documentation for simple solutions and give them links to specific information. Sure, that takes more time—but it is much friendlier.</text:p>
      <text:h text:style-name="P116" text:outline-level="3">3. Listen to your community first, then speak</text:h>
      <text:p text:style-name="P57">This is very difficult. Truly listening is <text:span text:style-name="Emphasis">hard</text:span>. You will be tempted to steer the discussion too much and not listen. Don't do this. Be open-minded and be ready to change your mind. Be ready to have genuine discussions and make sure your community leaders are ready to do the same.</text:p>
      <text:p text:style-name="P57">Listening alone is not enough. You should teach your community how to successfully hold discussions and how to effectively explain their needs to one another. Show them that you're inclined to listen if they are ready to discuss everything.</text:p>
      <text:p text:style-name="P57">For instance, members should be aware that suggesting a new feature is not enough to get that feature implemented. They have to convince the whole community that such a feature is essential for the project. They have to fight for that. Then, you have to be ready to chime in the discussion, actively listen, and distill good ideas.</text:p>
      <text:p text:style-name="P57">As a reminder of what it means to truly listen, I always return to this quote from Simon Sinek:</text:p>
      <text:p text:style-name="Quotations">When we're close to ideas, what we hear is criticism. When we're open to criticism what we get is advice.<text:note text:id="ftn16" text:note-class="footnote"><text:note-citation>16</text:note-citation><text:note-body><text:p text:style-name="Footnote">https://twitter.com/simonsinek/status/199260848663969793</text:p></text:note-body></text:note></text:p>
      <text:p text:style-name="P57">Remember that every time you need to reply to someone.</text:p>
      <text:h text:style-name="P116" text:outline-level="3"><text:soft-page-break/>4. Be transparent</text:h>
      <text:p text:style-name="P57">You'll be tempted to keep your discussions private. You should tell anyone accustomed to working in secret to stop doing that and to become more transparent. Otherwise, no contributors can actually understand what is going on, and no one will feel like they can get involved.</text:p>
      <text:p text:style-name="P57">Put another way: Try to work out loud. Show what you are working on, and keep people updated on your last achievements. Ask all community members to do the same.</text:p>
      <text:p text:style-name="P57">Here's a concrete way to practice transparency. I could give some common pieces of advice, like:</text:p>
      <text:list xml:id="list722840099" text:style-name="L13">
        <text:list-item>
          <text:p text:style-name="P153">Have all your bugs completely public and visible to everybody</text:p>
        </text:list-item>
        <text:list-item>
          <text:p text:style-name="P153">Have all features requested exposed</text:p>
        </text:list-item>
        <text:list-item>
          <text:p text:style-name="P153">Maintain a public development planning document and a clear roadmap</text:p>
        </text:list-item>
        <text:list-item>
          <text:p text:style-name="P153">Make sure all code changes are done in the form of pull request</text:p>
        </text:list-item>
      </text:list>
      <text:p text:style-name="Text_20_body">. . . and all of them would be perfectly applicable. But they're not enough.</text:p>
      <text:p text:style-name="Text_20_body">Traditionally, much of the development that occurs in open source space happens in code repositories and bug trackers, and those are not places that users of the software tend to hang out. This separation between developers and users means users don't really see development discussions happening, and contributors may not always get feedback or well-deserved acknowledgments from users.</text:p>
      <text:p text:style-name="Text_20_body">We use our community platform on Discourse for everything: support requests, bugs, testing processes, development discussions, community organization—really everything!<text:note text:id="ftn17" text:note-class="footnote"><text:note-citation>17</text:note-citation><text:note-body><text:p text:style-name="Footnote">https://community.nethserver.org/categories</text:p></text:note-body></text:note> We <text:soft-page-break/>use GitHub just to keep track of issues, code changes, pull requests, and technical stuff. This means developers can help people with support questions, for example, or they can help with the community discussions. They could be pretty involved everywhere.</text:p>
      <text:p text:style-name="Text_20_body">Everything is public. Everything is clear. We have a unique place to congregate as we bring everyone together.</text:p>
      <text:h text:style-name="P116" text:outline-level="3">5. Lead the support, at least at the beginning</text:h>
      <text:p text:style-name="P57">As a company, you must take over the support requests, since asking a question and waiting for an answer for days is a frustrating feeling. That's a bad first experience for new contributors and customers alike.</text:p>
      <text:p text:style-name="P57">But answering all the support questions is not enough, and it doesn't scale. Train your community to answer instead. It's way more sustainable in the long run.</text:p>
      <text:p text:style-name="P57">You can't be always the only one who helps. Involving others in this process becomes essential. Here's a simple tip: Call upon specific people to help other specific people. Doing that, you'll obtain three outcomes:</text:p>
      <text:list xml:id="list685812119" text:style-name="L14">
        <text:list-item>
          <text:p text:style-name="P154">Called into question, people will be more inclined to participate and lend a hand</text:p>
        </text:list-item>
        <text:list-item>
          <text:p text:style-name="P154">People feel like experts in the field, and that helps them realize their own strengths</text:p>
        </text:list-item>
        <text:list-item>
          <text:p text:style-name="P154">Newcomers will feel like they've truly helped, and they'll often be thanked for their efforts, which is very satisfying</text:p>
        </text:list-item>
      </text:list>
      <text:p text:style-name="P57">So far, we've seen that open organizations can benefit from relationships with strong communities only if they're ready to give first. And giving code is not enough.</text:p>
      <text:p text:style-name="P57">Open organizations (and open leaders) have to provide what communities really need: a genuine and transparent rela<text:soft-page-break/>tionship with the organization and other members. Put people first and you won't regret it.</text:p>
      <text:h text:style-name="P117" text:outline-level="3">Taking</text:h>
      <text:p text:style-name="P57">As I’ve already mentioned, our product wouldn't be what it is today without the vibrant community that surrounds and supports it. So let’s discuss how that happened by exploring what your organization should expect to receive from its investment in people. You'll be able to see the kinds of benefits that will take your business to the next level—and beyond.</text:p>
      <text:p text:style-name="P57">Let's review six benefits.</text:p>
      <text:h text:style-name="P116" text:outline-level="3">1. Innovation</text:h>
      <text:p text:style-name="P57">"Open innovation" occurs when a company sharing information also listens to the feedback and suggestions from outside the company. As a company, we don't just look at the crowd for ideas. We innovate in, with, and through communities.</text:p>
      <text:p text:style-name="P57">You may know that "the best way to have a good idea is to have a lot of ideas."<text:note text:id="ftn18" text:note-class="footnote"><text:note-citation>18</text:note-citation><text:note-body><text:p text:style-name="Footnote">https://www.goodreads.com/author/quotes/52938.Linus_Pauling</text:p></text:note-body></text:note> You can't always expect to have the right idea on your own, so having different point of views on your product is essential. How many truly disruptive ideas can a small company (like Nethesis) create? We're all young, caucasian, and European—while in our community, we can pick up a set of inspirations from a variety of people, with different genders, backgrounds, skills, and ethnicities.</text:p>
      <text:p text:style-name="P57">So the ability to invite the entire world to continuously improve the product is no longer a dream; it's happening before our eyes. Your community could be the idea factory for innovation. With the community, you can really leverage the power of the collective.</text:p>
      <text:h text:style-name="P116" text:outline-level="3"><text:soft-page-break/>2. Research</text:h>
      <text:p text:style-name="P57">A community can be your strongest source of valuable product research.</text:p>
      <text:p text:style-name="P57">First, it can help you avoid "ivory tower development." As Stack Exchange co-founder Jeff Atwood has said, creating an environment where developers have no idea who the users are is dangerous. Isolated developers, who have worked for years in their high towers, often encounter bad results because they don't have any clue about how users actually use their software. Developing in an ivory tower keeps you away from your users and can only lead to bad decisions. A community brings developers back to reality and helps them stay grounded. Gone are the days of developers working in isolation with limited resources. In this day and age, thanks to the advent of open source communities research department is opening up to the entire world.</text:p>
      <text:p text:style-name="P57">No matter who you are, most of the smartest people work for someone else. And community is the way to reach those smart people and work with them.</text:p>
      <text:p text:style-name="P57">Second, a community can be an obvious source of product feedback—always necessary as you're researching potential paths forward. If someone gives you feedback, it means that person cares about you. It's a big gift. The community is a good place to acquire such invaluable feedback. Receiving early feedback is super important, because it reduces the cost of developing something that doesn't work in your target market. You can safely fail early, fail fast, and fail often.</text:p>
      <text:p text:style-name="P57">And third, communities help you generate comparisons with other projects. You can't know all the features, pros, and cons of your competitors' offerings. The community, however, can.<text:note text:id="ftn19" text:note-class="footnote"><text:note-citation>19</text:note-citation><text:note-body><text:p text:style-name="Footnote">https://community.nethserver.org/tags/comparison</text:p></text:note-body></text:note> Ask your community.</text:p>
      <text:h text:style-name="P118" text:outline-level="3"><text:soft-page-break/>3. Perspective</text:h>
      <text:p text:style-name="P58">Communities enable companies to look at themselves and their products from the outside,<text:note text:id="ftn20" text:note-class="footnote"><text:note-citation>20</text:note-citation><text:note-body><text:p text:style-name="Footnote">https://community.nethserver.org/t/improve-our-communication/2569</text:p></text:note-body></text:note> letting them catch strengths and weaknesses, and mostly realize who their products' audiences really are.</text:p>
      <text:p text:style-name="P58">Let me offer an example. When we launched the NethServer, we chose a catchy tagline for it. We were all convinced the following sentence was perfect:</text:p>
      <text:p text:style-name="Quotations">NethServer is an operating system for Linux enthusiasts, designed for small offices and medium enterprises.</text:p>
      <text:p text:style-name="P58">Two years have passed since then. And we've learned that sentence was an epic fail.</text:p>
      <text:p text:style-name="P58">We failed to realize who our audience was. Now we know: NethServer is not just for Linux enthusiasts; actually, Windows users are the majority. It's not just for small offices and medium enterprises; actually, several home users install NethServer for personal use. Our community helps us to fully understand our product and look at it from our users' eyes.</text:p>
      <text:h text:style-name="P118" text:outline-level="3">4. Development</text:h>
      <text:p text:style-name="P58">In open source communities especially, communities can be a welcome source of product development.</text:p>
      <text:p text:style-name="P58">They can, first of all, provide testing and bug reporting. In fact, if I ask my developers about the most important community benefit, they'd answer "testing and bug reporting." Definitely. But because your code is freely available to the whole world, practically anyone with a good working knowledge of it (even <text:soft-page-break/>hobbyists and other companies) has the opportunity to play with it, tweak it, and constantly improve it (even develop additional modules, as in our case). People can do more than just report bugs; they can fix those bugs, too, if they have the time and knowledge.</text:p>
      <text:p text:style-name="P58">But the community doesn't just create code. It can also generate resources like how-to guides,<text:note text:id="ftn21" text:note-class="footnote"><text:note-citation>21</text:note-citation><text:note-body><text:p text:style-name="Footnote">https://community.nethserver.org/c/howto</text:p></text:note-body></text:note> FAQs, support documents, and case studies. How much would it cost to fully translate your product in seven different languages? At NethServer, we got that for free—thanks to our community members.</text:p>
      <text:h text:style-name="P118" text:outline-level="3">5. Marketing</text:h>
      <text:p text:style-name="P58">Communities can help your company go global. Our small Italian company, for example, wasn't prepared for a global market. The community got us prepared. For example, we needed to study and improve our English so we could read and write correctly or speak in public without looking foolish for an audience. The community gently forced us to organize our first NethServer Conference, too—only in English.<text:note text:id="ftn22" text:note-class="footnote"><text:note-citation>22</text:note-citation><text:note-body><text:p text:style-name="Footnote">https://community.nethserver.org/t/nethserver-conference-in-italy-sept-29-30-2017/6404</text:p></text:note-body></text:note></text:p>
      <text:p text:style-name="P58">A strong community can also help your organization attain the holy grail of marketers everywhere: word of mouth marketing (or what Seth Godin calls "tribal marketing").<text:note text:id="ftn23" text:note-class="footnote"><text:note-citation>23</text:note-citation><text:note-body><text:p text:style-name="Footnote">https://www.ted.com/talks/seth_godin_on_the_tribes_we_lead</text:p></text:note-body></text:note></text:p>
      <text:p text:style-name="P58">Communities ensure that your company's messaging travels not only from company to tribe but also "sideways," from tribe member to potential tribe member. The community will become your street team, spreading word of your organization and its projects to anyone who will listen.</text:p>
      <text:p text:style-name="P58"><text:soft-page-break/>In addition, communities help organizations satisfy one of the most fundamental members needs: the desire to belong, to be involved in something bigger than themselves, and to change the world together.</text:p>
      <text:h text:style-name="P118" text:outline-level="3">6. Loyalty</text:h>
      <text:p text:style-name="P58">Attracting new users costs a business five times as much as keeping an existing one. So loyalty can have a huge impact on your bottom line.</text:p>
      <text:p text:style-name="P58">Quite simply, community helps us build brand loyalty. It's much more difficult to leave a group of people you're connected to than a faceless product or company. In a community, you're building connections with people, which is way more powerful than features or money (trust me!).</text:p>
      <text:h text:style-name="P118" text:outline-level="3">Conclusion</text:h>
      <text:p text:style-name="P58">Open leaders should never forget that working with communities is always a matter of giving and taking—striking a delicate balance between the company and the community.</text:p>
      <text:p text:style-name="P58">And I wouldn't be honest with you if I didn't admit that the approach has some drawbacks. Doing everything in the open means moderating, evaluating, and processing of all the data you're receiving. Supporting your members and leading the discussions definitely takes time and resources. But, if you look at what a community enables, you'll see that all this is totally worth the effort.</text:p>
      <text:p text:style-name="P58">As my friend and mentor David Spinks keeps saying over and over again, "Companies fail their communities when when they treat community as a tactic instead of making it a core part of their business philosophy."<text:note text:id="ftn24" text:note-class="footnote"><text:note-citation>24</text:note-citation><text:note-body><text:p text:style-name="Footnote">http://cmxhub.com/article/community-business-philosophy-tactic/</text:p></text:note-body></text:note> And as I've said: Communities aren't simply extensions of your marketing teams; "community" <text:soft-page-break/>isn't an efficient short-term strategy.<text:note text:id="ftn25" text:note-class="footnote"><text:note-citation>25</text:note-citation><text:note-body><text:p text:style-name="Footnote">https://opensource.com/open-organization/18/2/why-build-community-2</text:p></text:note-body></text:note> When community is a core part of your business philosophy, it can do so much more than give you short-term returns.</text:p>
      <text:p text:style-name="P58">At Nethesis we experience that every single day. As a small company, we could never have achieved the results we have without our community. Never.</text:p>
      <text:p text:style-name="P58">Community can completely set your business apart from every other company in the field. It can redefine markets. It can inspire millions of people, give them a sense of belonging, and make them feel an incredible bond with your company.</text:p>
      <text:p text:style-name="P58">And it can make you a whole lot of money.</text:p>
      <text:p text:style-name="P58">Community-driven companies will always win. Remember that.</text:p>
      <text:p text:style-name="P11">Alessio Fattorini <text:span text:style-name="T32">is a c</text:span>ertified <text:span text:style-name="T32">c</text:span>ommunity <text:span text:style-name="T32">s</text:span>trategist focused on product-based communities. <text:span text:style-name="T32">He works </text:span>closely with developers and users <text:span text:style-name="T32">leveraging his </text:span>strong technical background as Linux <text:span text:style-name="T32">s</text:span>ysadmin and <text:span text:style-name="T32">s</text:span>upport <text:span text:style-name="T32">s</text:span>pecialist. <text:span text:style-name="T32">For more than 10 years, he has been </text:span>Communications and Community Manager <text:span text:style-name="T32">at </text:span>Nethesis.</text:p>
      <text:h text:style-name="P105" text:outline-level="2"><text:bookmark-start text:name="__RefHeading___Toc5639_4083520739"/>What it means to be an open leader<text:bookmark-end text:name="__RefHeading___Toc5639_4083520739"/></text:h>
      <text:p text:style-name="P27"><text:bookmark-start text:name="__RefHeading___Toc8134_4083520739"/>Jim Whitehurst<text:bookmark-end text:name="__RefHeading___Toc8134_4083520739"/></text:p>
      <text:p text:style-name="P41">Being an open leader means creating the context others need to do their best work.</text:p>
      <text:p text:style-name="P73">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P119" text:outline-level="3">Context shapes culture</text:h>
      <text:p text:style-name="P73">Culture is something management gurus are increasingly taking more seriously. "Culture eats strategy for breakfast<text:note text:id="ftn26" text:note-class="footnote"><text:note-citation>26</text:note-citation><text:note-body><text:p text:style-name="P8">http://techcrunch.com/2014/04/12/culture-eats-strategy-for-breakfast/</text:p></text:note-body></text:note>," I've heard people say. But I'm not sure that all of those folks truly understand <text:span text:style-name="T14">why</text:span> this is the case.</text:p>
      <text:p text:style-name="P73">Despite depictions in popular media, a great company culture isn't simply the result of workplace perks and ping pong tables. Culture is the result of sufficient <text:span text:style-name="T14">context</text:span>—a shared set of values, a shared purpose, and shared meanings.</text:p>
      <text:p text:style-name="P73">Being a leader in an open organization, then, means making connections: It involves doing the work of linking people both to each other and to some larger, shared picture. It's help<text:soft-page-break/>ing people understand how they can contribute to a collective effort in meaningful ways.</text:p>
      <text:p text:style-name="P73">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P73">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P73">Shaping that culture begins with an emphasis on sharing.</text:p>
      <text:h text:style-name="P119" text:outline-level="3">Learn to share</text:h>
      <text:p text:style-name="P73">In conventional organizations, "knowledge is power." But in open organizations, that well-worn adage can be a destructive and downright disastrous guiding principle.</text:p>
      <text:p text:style-name="P73">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14">everyone</text:span> faces. <text:span text:style-name="T14">Shared</text:span> knowledge is power.</text:p>
      <text:p text:style-name="P73">The problems leaders hear about from customers—the things that keep them up at night—that's the information we <text:soft-page-break/>need to share with our entire organization. Because when we provide that context and share those problems, we inspire and empower people to help us overcome them. In <text:span text:style-name="T14">The Open Organization</text:span>, for instance, I describe how sharing my priority of making Red Hat more customer-focused—and thereby inviting others to help me achieve it—generated unique, creative, and valuable insights from people across the organization.</text:p>
      <text:p text:style-name="P73">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17">actually</text:span> <text:span text:style-name="T17">developing</text:span> those solutions, so associates have genuine influence over both the course their work will take and the purpose it will serve.</text:p>
      <text:p text:style-name="P73">If this sounds hard, that's because it is. At Red Hat, we put a lot of effort behind hiring for and developing these kinds of leadership capabilities. We take the time to explain them to people, to coach people on what it takes to connect, to be transparent, and to extend trust.</text:p>
      <text:p text:style-name="P73">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P119" text:outline-level="3">Develop your EQ</text:h>
      <text:p text:style-name="P73">In an open organization, leaders must be sensitive to nuances—knowing how to share and how to invite collaboration in ways that keep an organization from dissolving into chaos. A leader's mandate to help people do their best work involves not <text:soft-page-break/>just an understanding of leadership capabilities like connection, trust, and transparency, but also a certain familiarity with—and sensitivity to—the feelings, emotions, and passions of the people that leader is trying to help.</text:p>
      <text:p text:style-name="P73">In <text:span text:style-name="T14">The Open Organization</text:span>,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not so late as to preclude any opportunity for productive discussion.</text:p>
      <text:p text:style-name="P73">Spotting those opportune moments—really sensing them—requires leaders to be in tune with their organizations' emotional atmospheres.</text:p>
      <text:p text:style-name="P73">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73">The trick for leaders is providing enough clarity of purpose—enough context—that people are able to help an organization accomplish its goals, but not so much that they're impeded from exercising their creativity and initiative in the process.</text:p>
      <text:p text:style-name="P73">Information overload doesn't create context. Distraction doesn't create context. Strong emotional intelligence helps leaders avoid both.</text:p>
      <text:h text:style-name="P119" text:outline-level="3"><text:soft-page-break/>Be a catalyst, not a commander</text:h>
      <text:p text:style-name="P73">Deciding to share (and determining how to share) drives open leaders to an important conclusion: a group is always going to produce a better solution than an individual.</text:p>
      <text:p text:style-name="P73">Leaders of conventional organizations are commanders. They dictate and prescribe both means and ends, then monitor people to make sure they use the former to achieve the latter.</text:p>
      <text:p text:style-name="P73">Leaders of open organizations are catalysts.</text:p>
      <text:p text:style-name="P73">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73">I won't deny it: Being a leader means constantly being tempted to step in, to force decisions, to <text:span text:style-name="T14">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P73">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73">Without a doubt, being a catalyst is actually more difficult than being a commander. Since open organizations tend to be meritocracies, in which reputation and a long history of concrete contributions trump job titles as markers of organizational <text:soft-page-break/>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73">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P119" text:outline-level="3">A checklist</text:h>
      <text:p text:style-name="P73">So here's a checklist for those hoping to make a career leading an open organization. Being an open leader requires:</text:p>
      <text:list xml:id="list1946839585" text:style-name="L15">
        <text:list-item>
          <text:p text:style-name="P155"><text:span text:style-name="Inline_20_Subhead">Willingness</text:span> to extend trust and share information </text:p>
        </text:list-item>
        <text:list-item>
          <text:p text:style-name="P155"><text:span text:style-name="Inline_20_Subhead">Appreciation</text:span> for transparency and collaboration whenever possible </text:p>
        </text:list-item>
        <text:list-item>
          <text:p text:style-name="P155"><text:span text:style-name="Inline_20_Subhead">Sensitivity</text:span> to the moods, emotions, and passions of the people that make up an organization </text:p>
        </text:list-item>
        <text:list-item>
          <text:p text:style-name="P155"><text:span text:style-name="Inline_20_Subhead">Knowledge</text:span> of not only what to share, but how to share it </text:p>
        </text:list-item>
        <text:list-item>
          <text:p text:style-name="P155"><text:span text:style-name="Inline_20_Subhead">Belief</text:span> that groups will consistently outperform individuals working in isolation </text:p>
        </text:list-item>
        <text:list-item>
          <text:p text:style-name="P155"><text:span text:style-name="Inline_20_Subhead">Trust</text:span> in those groups to drive necessary change</text:p>
        </text:list-item>
      </text:list>
      <text:p text:style-name="P73">Master all this, and you're well on your way to creating the most important thing a leader can provide: the context for people to do their best work.</text:p>
      <text:p text:style-name="P14"><text:span text:style-name="T28">Jim Whitehurst is President and CEO of Red Hat, the world's leading provider of open source enterprise IT products and services, and author of </text:span><text:span text:style-name="T13">The Open Organization</text:span><text:span text:style-name="T28">.</text:span></text:p>
      <text:h text:style-name="P106" text:outline-level="2"><text:bookmark-start text:name="__RefHeading___Toc5641_4083520739"/>An open leader's guide to better meetings<text:bookmark-end text:name="__RefHeading___Toc5641_4083520739"/></text:h>
      <text:p text:style-name="P30"><text:bookmark-start text:name="__RefHeading___Toc8136_4083520739"/>Angela Robertson<text:bookmark-end text:name="__RefHeading___Toc8136_4083520739"/></text:p>
      <text:p text:style-name="P33">Several years ago I heard an anecdote about meetings that I'll never forget: A company once kept a scoreboard calculating the cost of a meeting by multiplying the number of people in the meeting by the number of minutes in the room—then displaying the result. The question everyone needed to consider: Was the impact of the meeting worth the cost?</text:p>
      <text:p text:style-name="P52">Often branded as unnecessary, poorly led meetings can be a tax on time and distract from core priorities. For that (and many other) reasons, meetings are controversial.</text:p>
      <text:p text:style-name="P52">Nevertheless, developing relationships with employees, peers, stakeholders, customers, senior leaders, and others has tremendous value. And we develop these relationships through meaningful interactions. Led well, meetings force us to develop these critical relationships and serve as accountability tools.</text:p>
      <text:p text:style-name="P52">So what's the difference between an unnecessary meeting and a valuable one? In this chapter, I'll explain how we can we leverage open principles to experience more of the latter and fewer of the former.</text:p>
      <text:h text:style-name="Heading_20_3" text:outline-level="3">Successful meeting basics</text:h>
      <text:p text:style-name="P52">Hosting and leading meetings is a skill. I forget that regularly, usually expecting everyone to be effective at hosting meetings. So let's start with the basics for effective meetings.</text:p>
      <text:p text:style-name="P52"><text:soft-page-break/><text:span text:style-name="Emphasis">Meetings need a clear goal</text:span>. You can identify a meeting's goal by answering a simple question: "Why are we meeting?"</text:p>
      <text:p text:style-name="P52">After you've articulated the goal of a meeting, you'll need to identify who needs to <text:span text:style-name="Emphasis">attend</text:span> the meeting. Invite those people to attend at a time that fits their schedules. If you're meeting when people are distracted (for example, asking people to call in for a meeting at 7:30 a.m. when they are driving to work), then pick another time. You want attendees engaged because you need people to have a sense of accountability for meeting outcomes and next steps.</text:p>
      <text:p text:style-name="P52">Along these same lines, keep a record (minutes) for meetings, so you have a log of what everyone at the meeting discussed, decisions you still need to make, etc.</text:p>
      <text:p text:style-name="P52">Again, the first step to leading a successful meeting is <text:span text:style-name="Emphasis">deciding the goal of the meeting</text:span>. In general, meetings fall into one of the following categories: <text:span text:style-name="Emphasis">administrative, tactical, strategic, developmental, and personnel</text:span>. But the specific <text:span text:style-name="Emphasis">type</text:span> of meeting you host depends on the goal of the meeting. Common types include:</text:p>
      <text:list xml:id="list305944727" text:style-name="L16">
        <text:list-item>
          <text:p text:style-name="P156">Daily standup (administrative)</text:p>
        </text:list-item>
        <text:list-item>
          <text:p text:style-name="P156">Team meeting (tactical)</text:p>
        </text:list-item>
        <text:list-item>
          <text:p text:style-name="P156">Decision-making (strategic)</text:p>
        </text:list-item>
        <text:list-item>
          <text:p text:style-name="P156">Learning (developmental)</text:p>
        </text:list-item>
        <text:list-item>
          <text:p text:style-name="P156">Brainstorming (strategic)</text:p>
        </text:list-item>
        <text:list-item>
          <text:p text:style-name="P156">One-on-ones (tactical)</text:p>
        </text:list-item>
        <text:list-item>
          <text:p text:style-name="P156">Delegations (tactical)</text:p>
        </text:list-item>
        <text:list-item>
          <text:p text:style-name="P156">Performance reviews (personnel)</text:p>
        </text:list-item>
        <text:list-item>
          <text:p text:style-name="P156">Skip level (strategic)</text:p>
        </text:list-item>
        <text:list-item>
          <text:p text:style-name="P156">Off site (developmental)</text:p>
        </text:list-item>
        <text:list-item>
          <text:p text:style-name="P156">All hands (administrative)</text:p>
        </text:list-item>
      </text:list>
      <text:p text:style-name="P52"/>
      <text:p text:style-name="P50"><text:soft-page-break/>In this chapter, I'll briefly discuss each of these meeting types. Articulating a meeting goal helps you determine your meeting type—and determining your meeting type in turn helps you determine the meetings mechanics (how you'll run it, where you'll run it, who you'll invite, and so on). Some meetings also combine some of these types into a single event. For example, team meetings can combine learning, brainstorming, and decision making.</text:p>
      <text:p text:style-name="P50">After you've identified the type of meeting you're leading, set the agenda and send it in the meeting invitation. Also state your expectations for participation. If you're hosting a meeting online, for instance, do attendees know if video is required? Will the meeting be recorded? Make sure these expectations are clearly positioned in the invitation.</text:p>
      <text:p text:style-name="P50">At the end of the meeting, then, recap the action items people have taken and the time frame (or date for a date) for following up on them. Share expectations both verbally and in writing.</text:p>
      <text:p text:style-name="P50">As a leader, you can infuse open principles into every type of meeting you'd like to hold. Let's examine how.</text:p>
      <text:h text:style-name="Heading_20_3" text:outline-level="3">Daily standups</text:h>
      <text:p text:style-name="P52">Daily standups are familiar to anyone practicing the Agile development model. They're brief meetings where everyone collaborating on a project reports three facts:</text:p>
      <text:list xml:id="list4109002729" text:style-name="L17">
        <text:list-item>
          <text:p text:style-name="P80">Work completed since last stand-up </text:p>
        </text:list-item>
        <text:list-item>
          <text:p text:style-name="P80">Work in the queue</text:p>
        </text:list-item>
        <text:list-item>
          <text:p text:style-name="P80">Risks/blockers</text:p>
        </text:list-item>
      </text:list>
      <text:p text:style-name="P50">The group can also opt to add a post-meeting discussion. Given this meeting's tight scope, the post-meeting discussion is time devoted to questions and answers sparked during the standup. For example, in the standup, a team member might identify work completed and work in the queue (items 1 and 2) <text:soft-page-break/>as bugs (defects). Likewise, the risk (item 3) might also be bug-related. The person speaking can request a post-meeting discussion to review the risk and not exceed the scope of the standup.</text:p>
      <text:p text:style-name="P50">The stand-up meeting is an excellent example of meetings done well: Tightly scoped and reliably brief with accountability for all involved. These meetings truly drive accountability. With just 10 minutes every day, project leads quickly assemble the team to hear three things from each attendee.</text:p>
      <text:p text:style-name="P50">If you're a project lead, then these meetings are an indispensable tool for you. They afford a degree of transparency that allows leads to know exactly where team members are spending their time. Everyone is invited to contribute in the same way, so it's an inclusive gathering that gives equal opportunity to contribute and listen. I find that listening leads to collaboration, too, as I can build on the work others outline in a standup. I've led standups, and I love that the short meeting focuses the team on achieving the sprint goals so we have impactful work to share in the end-of-sprint demo.</text:p>
      <text:h text:style-name="Heading_20_3" text:outline-level="3">Team meetings</text:h>
      <text:p text:style-name="P50">Daily standups are often run by <text:span text:style-name="Emphasis">leads</text:span>. Team meetings are hosted by <text:span text:style-name="Emphasis">managers</text:span>. Managers use team meetings to keep their teams (that is, the people reporting to them) focused on core priorities.</text:p>
      <text:p text:style-name="P50">In open organizations, teams need to be committed to shared priorities. Team meetings are opportunities to reinforce that commitment. They offer regular checkpoints for accountability. Managers with lingering questions or concerns about a team's ability to understand or achieve core priorities after one-on-one meetings can raise those concerns during team meetings.</text:p>
      <text:p text:style-name="P50">Team meetings (like all meetings) can be transparent. Unless there's some risk to an employee's privacy or some other <text:soft-page-break/>legal concern, managers should consider sharing the meeting agenda, meeting minutes, and resultant action items. New team members can learn from these records. Absent team members can catch up quickly. And you'll have the benefit of the written record available when your memory doesn't recall all of the details.</text:p>
      <text:h text:style-name="Heading_20_3" text:outline-level="3">Decision-making</text:h>
      <text:p text:style-name="P50">The most important thing you need to do in a decision-making meeting is to ask for a decision. I state that fact first because it's easy to hold a meeting like this and <text:span text:style-name="Emphasis">not</text:span> ask for a decision.</text:p>
      <text:p text:style-name="P50">Decision-making meetings occur in time set aside to share updates on an assignment, and you should always <text:span text:style-name="Emphasis">begin</text:span> the meeting by stating that you wish to arrive at a decision by the <text:span text:style-name="Emphasis">end</text:span> of the meeting. For example, if you've been asked to lead a vendor program, then, beginning with your proposal for work, set aside time for an update and include the fact that you expect a "proceed or pause" decision at the end of the meeting. In advance of the meeting, summarize why a vendor program is necessary, what success looks like, and what you need to proceed. Share this information in a written document and allow time for a review of the material at the start of the meeting. Always grant enough time for questions and propose that you have enough information to proceed with the task. Then ask if anyone has objections.</text:p>
      <text:p text:style-name="P50">If no one objects to your proposals, state your next steps and timeline. Then follow up after the meeting with a written statement of how you'll proceed. You should also be clear about whether a project isn't going to proceed. I share that observation to remind you that you don't need to be dogmatic in favor of any particular meeting outcome.</text:p>
      <text:p text:style-name="P50"><text:soft-page-break/>In these meetings, be transparent about your point of view and be passionate. If you learn that the organization is not ready to go in a particular direction, <text:span text:style-name="Emphasis">let it go</text:span>. You're leading a community of people. You don't need consensus, but you need the team motivated to go in the direction that you're leading with the decision. Adapting so you don't force a change on a group of people when you lack adequate support is wise in situations where you can take what you've learned and assess the best way to move forward.</text:p>
      <text:h text:style-name="P120" text:outline-level="3">Learning</text:h>
      <text:p text:style-name="P74">The idea behind the learning meeting is simple: Someone has information that you want shared with a group of people, so you hold a meeting to facilitate that sharing. People like to hold them over lunch, which is why you'll often hear them called "brown bag" meetings.</text:p>
      <text:p text:style-name="P74">Always begin these meetings by stressing the fact that you don't need a decision to result from the meeting. If you work in an organization with a cultural bias for action, then setting aside time to <text:span text:style-name="Emphasis">just learn</text:span> can be challenge. One way to counter this need to act is to give everyone a reason to act before the meeting.</text:p>
      <text:p text:style-name="P74">For example, if you want to focus on why a specific support issue occurred, then ask every team to prepare for a root cause analysis of their biggest support issue in the past week. Explain that at the start of the meeting you'll randomly select a team to share their analysis. The other teams in attendance can learn from the selected team's experience. That way, in preparation for the learning-focused meeting, every team has acted to prepare.</text:p>
      <text:p text:style-name="P74">When structuring these meetings, think carefully. "Brown bag" meetings are often optional meetings. If you want attendance to be mandatory, use something like "A deep dive into <text:soft-page-break/><text:span text:style-name="Emphasis">topic name</text:span>." In the description for the meeting, explain that a presenter will be sharing information for the purposes of learning and that questions are welcomed. You want attendees to learn more about the topic so you're taking the time to organize the session. The meeting leader should introduce the speaker, facilitate the discussion, and ensure someone attending the meeting handles the minutes.</text:p>
      <text:p text:style-name="P74">Learning meetings are a great time for people to voice conflicting viewpoints and ask probing questions. If your organization tends to be conflict avoidant, you can ask people who you know have different points of view to share their perspectives. You want to draw out different ideas so your team can be more creative. These meetings can also function as morale boosters for a team. When a leader sets aside time for a team to to learn, employees see an investment in their base of knowledge.</text:p>
      <text:p text:style-name="P74">Depending on the discussion that occurs during the learning meeting, follow-up work varies. Often several team members find the material something worth pursuing further, as it relates to core priorities, and they take action items. If the discussion yields learning but additional work is not helpful in meeting core priorities, then team members have the information for future reference.</text:p>
      <text:p text:style-name="P74">Whenever possible, record and share all information with the larger organization. Transparency develops trust and allows open organizations to grow.</text:p>
      <text:h text:style-name="P121" text:outline-level="3">Brainstorming</text:h>
      <text:p text:style-name="P74">Sometimes you have a problem to work through and you need time to catalog options for solutions. Set aside time for a working meeting to review ideas with co-workers. <text:s/></text:p>
      <text:p text:style-name="P74">Ideally, you'll have everyone physically present in the same room when brainstorming. But even if everyone cannot be in the same room, I find that you can still have an effective <text:soft-page-break/>brainstorming session as long as the team understands the rules for communication. As a leader, you should be clear about questions like:</text:p>
      <text:list xml:id="list1127908274" text:style-name="L18">
        <text:list-item>
          <text:p text:style-name="P157">Who is leading and facilitating the discussion?</text:p>
        </text:list-item>
        <text:list-item>
          <text:p text:style-name="P157">Who is taking notes?</text:p>
        </text:list-item>
        <text:list-item>
          <text:p text:style-name="P157">How is the team going to share the ideas sketched during the discussion?</text:p>
        </text:list-item>
      </text:list>
      <text:p text:style-name="Text_20_body">Brainstorming meetings require some pre-work to ensure the meeting time focuses on the work. You can ask people to come prepared with specific pre-work completed. Depending on the challenge and the time available, you might have people come with specific examples ready to share to get the brainstorming session started. You can limit pre-work to reading a problem statement.</text:p>
      <text:p text:style-name="Text_20_body">In most cases, you'll want people to complete some kind of pre-work to ensure that your attendees are the best group of people to have in the meeting. Encourage questions so everyone has clarity around why the brainstorming session is necessary. When people have clarity, they feel motivated to act and you want your team to come ready to engage transparently, leaving ego at the door in the service of developing the best ideas.</text:p>
      <text:p text:style-name="Text_20_body">At the start of the meeting, the lead kicks off the brainstorming session and facilitates the discussion. The lead is responsible for getting all team members involved in the discussion. Remember that people's personalities vary. Extroverts are going to talk; you need to make sure the quieter meeting attendees are invited to participate in a meaningful way. You don't want people thinking, "I'll talk to check the ‘I participated' box." You want everyone to engage for the best outcome in the brainstorming session. Diversity of thoughts and ideas leads to the best outcomes.</text:p>
      <text:p text:style-name="Text_20_body"><text:soft-page-break/>Depending on the deadlines associated with the project, after the brainstorming session you can plan next steps. Again, share a summary of the meeting and include who took what action item. Your team will need specific deadlines if it can continue making progress. </text:p>
      <text:h text:style-name="Heading_20_3" text:outline-level="3">One-on-ones</text:h>
      <text:p text:style-name="Text_20_body">One-on-one meetings help open leaders drive strategy, and allow them to receive and deliver candid feedback at quicker intervals—crucial for teams that are always working in "release early, release often" mode. Employees are always making decisions that impact people who use whatever we're working to deliver. So the one-on-one meeting naturally covers the priorities we're setting, a discussion of the impacts those priorities have, and the risks associated with those priorities. These meetings tend to be tactical, lasting about 30 minutes and occurring roughly once per week.</text:p>
      <text:p text:style-name="Text_20_body">To ensure transparency during one-on-ones, open leaders ask plenty of questions for clarity. Explain that what helps a manager become a <text:span text:style-name="Emphasis">better</text:span> manager is knowing what's blocking a team's work or what questions are most pressing for them. By asking questions and giving transparent answers as a manager, you're finding space to learn more about your team members—things like:</text:p>
      <text:list xml:id="list744299008" text:style-name="L19">
        <text:list-item>
          <text:p text:style-name="P158">What are they working on beyond the work assigned?</text:p>
        </text:list-item>
        <text:list-item>
          <text:p text:style-name="P158">What problems are they solving?</text:p>
        </text:list-item>
        <text:list-item>
          <text:p text:style-name="P158">How are they deciding what work not to do?</text:p>
        </text:list-item>
        <text:list-item>
          <text:p text:style-name="P158">What do they need to have unblocked in order to make faster progress?</text:p>
        </text:list-item>
      </text:list>
      <text:p text:style-name="Text_20_body">In the end, however, in one-on-one meetings leaders should listen more than they talk.</text:p>
      <text:p text:style-name="Text_20_body"><text:soft-page-break/>Everyone handles one-on-one meetings differently. But in general, successful one-on-one meetings should address items that fall into two categories:</text:p>
      <text:list xml:id="list1142400074" text:style-name="L20">
        <text:list-item>
          <text:p text:style-name="P159"><text:span text:style-name="Inline_20_Subhead">Priorities and risks.</text:span> For managers and team members, it's easy to think that things are going well, but there are often challenges. People want to give off an "I've got it all together" vibe to insulate themselves from risk. The thing is: Work is risky. Most jobs involve work that's ambiguous and uncertain. So make sure you don't forget to discuss risks.</text:p>
        </text:list-item>
        <text:list-item>
          <text:p text:style-name="P159"><text:span text:style-name="Inline_20_Subhead">Roadblocks and learning.</text:span> Often, certain things prevent us from moving our work forward—so managers need to know about those things in a precise and candid way. Even so, we can't always until we have everything we need to proceed with a project. <text:s/>We can work with a growth mindset so we, as a collaborative team, can share what we learn from mistakes and new information.</text:p>
        </text:list-item>
      </text:list>
      <text:p text:style-name="Text_20_body">The more trust and credibility a manager has earned with a team, the quicker team members can adapt to changes that are necessary for the business. For example, while a manager might not be able to answer every question that arises in a meeting, she can encourage curiosity. When dealing with ambiguity, identify people who want to answer similar questions and connect them. As you see people who don't know what success looks like, use the meeting to bring clarity to goals as much as you possibly can.</text:p>
      <text:h text:style-name="P122" text:outline-level="3">Delegations</text:h>
      <text:p text:style-name="P74">Delegation meetings occur when leaders need help meeting all their strategic priorities. But open leaders understand something additional: Delegation is also a way to empower those <text:soft-page-break/>around you—to build, in other words, <text:span text:style-name="Emphasis">a culture of shared responsibility</text:span>.<text:note text:id="ftn27" text:note-class="footnote"><text:note-citation>27</text:note-citation><text:note-body><text:p text:style-name="Footnote">https://opensource.com/open-organization/18/7/guide-to-delegation</text:p></text:note-body></text:note> Through our adaptability, then, delegation becomes all the more possible—indeed, almost inherently essential—for the organization to thrive and grow. And the challenge that often makes delegation difficult is <text:span text:style-name="Emphasis">trust</text:span>. If you cannot think of anything to delegate, perhaps you believe that you cannot trust your team members to share your responsibilities.</text:p>
      <text:p text:style-name="P74">When delegating work, you'll be helping team members make decisions regarding <text:span text:style-name="Emphasis">their</text:span> priorities and understand how <text:span text:style-name="Emphasis">they</text:span> might delegate work or stop work on a task altogether. When you approach a prioritization discussion with someone on your team, talk about the work the employee doesn't want to stop doing. You want to begin here, because you need to know what your teammate has <text:span text:style-name="Emphasis">difficulty letting go of</text:span> as change occurs during the delegation.</text:p>
      <text:p text:style-name="P74">As a leader, you motivate people to change. If you need the employee to stop doing the very thing that he or she loves doing (and finds great value in delivering), you need to speak to this concern. With some discussion, the team member adapts and sees the strategy behind what's motivating you to push for change.</text:p>
      <text:list xml:id="list1827989076" text:style-name="L21">
        <text:list-item>
          <text:p text:style-name="P81">You might use these steps to structure this prioritization exercise:</text:p>
        </text:list-item>
        <text:list-item>
          <text:p text:style-name="P81">State the work being delegating and seek confirmation that the delegation has been accepted.</text:p>
        </text:list-item>
        <text:list-item>
          <text:p text:style-name="P81">Inventory the work that the employee is tasked to complete.</text:p>
        </text:list-item>
        <text:list-item>
          <text:p text:style-name="P81">Ask the employee to give each work item a priority and deadline.</text:p>
        </text:list-item>
        <text:list-item>
          <text:p text:style-name="P81"><text:soft-page-break/>Using your knowledge of the business strategy and customer commitments, collaborate to establish priorities.</text:p>
        </text:list-item>
        <text:list-item>
          <text:p text:style-name="P81">Put the priorities in writing, identify quality standards, and set deadlines.</text:p>
        </text:list-item>
        <text:list-item>
          <text:p text:style-name="P81">Set expectations regarding status updates, and confirm you both understand how the employee's current workload adapts with the new work and deadlines.</text:p>
        </text:list-item>
      </text:list>
      <text:p text:style-name="P74">Always understand that your goal in these meetings is empowering another person to do the work. With any act of delegation, you're letting go. In that act of letting go, you have space to pick up whatever work requires your attention.</text:p>
      <text:h text:style-name="P121" text:outline-level="3">Performance reviews</text:h>
      <text:p text:style-name="P74">Most organizations have a regular cadence for performance reviews. Ideally, managers leading openly are communicating performance feedback as micro-feedback and these meetings contain no surprises.</text:p>
      <text:p text:style-name="P74">If performance is poor and an employee is in the wrong role, employees often do not hear the constructive feedback they require to start acting in a way that improves their performance. The performance review (which often includes a discussion of compensation) is a time when employees who have been in denial about poor performance finally hear the "things need to change" message.</text:p>
      <text:p text:style-name="P74">Performance reviews are communicated in writing, so a performance review meeting is a discussion about the written feedback. Before the meeting, give employees time to read your written comments. Explain that after the meeting you intend to submit the comments as part of the employee's record so you need the meeting to be a productive discussion. If there's any <text:soft-page-break/>dispute, the dispute needs to be surfaced succinctly so action can be taken.</text:p>
      <text:p text:style-name="P74">Employees need not <text:span text:style-name="Emphasis">agree</text:span> with the performance review feedback (given that the manager is responsible for assessing the employee's performance). But if there's a disagreement about the assessment, use fact-based written documentation to work through the issues. The written documentation makes the exchange more transparent and everyone has the opportunity to provide input.</text:p>
      <text:h text:style-name="P122" text:outline-level="3">Skip level</text:h>
      <text:p text:style-name="P74">Skip level meetings occur when an employee meets a manager's manager. In these cases, the more senior manager does not drive the conversation. Time allotted for the meeting is time for the organization's leader to listen and learn. Employees receive clarity as the senior leader provides context and asks questions to gain perspective.</text:p>
      <text:p text:style-name="P74">As an employee meeting with a senior leader, come prepared with some questions or topics for discussion. Send these topics in advance to give the senior leader some idea of what you want to discuss. If you send topics via email in advance, don't assume anyone read them. Everyone has unplanned events steal time away from planned activities (like preparing for a meeting). Senior leaders can also come prepared with questions.</text:p>
      <text:p text:style-name="P74">What type of questions do senior leaders want to hear? First and foremost, ask them how you can help them be more successful. Senior leaders are expected to execute on a strategy. Your help is essential for implementing that strategy. Anything you can do to assist with that is valuable, and your curiosity about ways you can help is guaranteed to be impactful.</text:p>
      <text:p text:style-name="P74">One final note about skip level meetings: Senior leaders are often curious about "what's really going on" in their organization. If you're concerned that a senior leader needs to know <text:soft-page-break/>something that they seem unaware of, bring up the topic. If the leader is listening, she'll ask for your candor. Some people have told me that nothing is "off the record." I argue that this really depends on the leader. Personally, I respect off-the-record disclaimers and appreciate the transparency people are willing to bring to a skip-level-type meeting.</text:p>
      <text:h text:style-name="P121" text:outline-level="3">Off-site</text:h>
      <text:p text:style-name="P74">Teams benefit when they plan some time "off-site" to identify core priorities. They often occur on a quarterly basis "Off-site" is a term that needn't <text:span text:style-name="Emphasis">literally</text:span> mean "off the premises." For example, if you have a distributed team, meeting "off-site" does not automatically mean traveling. Don't let location issues deter you: Set an agenda and hold the meeting.</text:p>
      <text:p text:style-name="P74">The goal of the off-site is to get a fresh perspective on what's really important for your business to succeed and grow. You want to refresh your view of core priorities as the customer's needs and the broader organization's business priorities are likely changing. It's cliché but it's true: We're always learning. Take what you and your team have learned over the previous three months and agree on the core priorities for the next three months.</text:p>
      <text:p text:style-name="P74">The goal of an off-site meeting is not <text:span text:style-name="Emphasis">consensus</text:span>. You are not going to get every person to agree on the same set of priorities. You want the team to collaborate on a set of core priorities that they verbally commit to <text:span text:style-name="Emphasis">work toward</text:span>. Verbal commitment on core priorities is essential.</text:p>
      <text:p text:style-name="P74">As an open leader, you need to know that your team is going to support the strategy. If you hear any hesitation or doubt when you ask for a verbal commitment, ask for clarification. Your goal is not to force commitment; your goal is to get people to the point where they commit to the team's statement of core <text:soft-page-break/>priorities, leave the meeting to explain the priorities, and start implementation work.</text:p>
      <text:p text:style-name="P74">Off-site meetings are successful when attendees are vulnerable with each other about their concerns and engage in conflict-heavy discussions. As such, a team might not share all details as transparently as they share details from other types of meetings. But I encourage transparency here, because it gives the larger team perspective about the thought and candor that went into the discussion. That said, however, airing dirty laundry isn't helpful when you want the larger team focused on asking clarifying questions about the strategy and working out tactical details for implementation.</text:p>
      <text:h text:style-name="P122" text:outline-level="3">All hands</text:h>
      <text:p text:style-name="P74">All-hands meetings are an opportunity for the organization's leader to gather other leaders in conversation. It's also a perfect opportunity to practice transparency.</text:p>
      <text:p text:style-name="P74">If you're the leader planning the meeting, talk with people in the organization to find out what questions are at the top of everyone's minds. Think about other topics senior leaders in the organization have shared and how you can add detail that helps people understand why the team needs to act on behalf of whatever strategy the team is being implemented.</text:p>
      <text:p text:style-name="P74">Open leaders bring others into the conversation. Get a range of people involved: Invite people who are in the organization to speak and ask partners of the organization to speak on relevant topics. Facilitate a question-and-answer session after each main topic.</text:p>
      <text:p text:style-name="P74">Also take time to recognize great work by individuals and small teams. Ask the larger organization to nominate people on the team who are delivering high caliber work on behalf of customers. When you receive submissions, if one part of the organization seems heavily weighted, seek balance. Perhaps the <text:soft-page-break/>imbalance comes from one team feeling unengaged or overwhelmed. The leader can ask why one part of the team is well represented while other parts of the team seem non-existent.</text:p>
      <text:p text:style-name="P74">After you have a representative sample of the great work the team is recognizing, decide what is the best example to highlight. Again, seek to balance representation in the public recognition. You want the team to understand that they have something to learn from each other.</text:p>
      <text:p text:style-name="P74">As you're used to reading by now: Record and share.</text:p>
      <text:h text:style-name="P122" text:outline-level="3">Conclusion</text:h>
      <text:p text:style-name="P75">Some people are going to push back against meetings, calling them "time sucks" (or worse). Ignore these assertions and prove the worth of the meeting by making it useful for the attendees. If you don't find the meeting to be a good use of time, cancel it and evaluate how you can restart the effort to reach your desired outcome. You'll find people appreciate your willingness to execute on the strategy despite challenges.</text:p>
      <text:p text:style-name="P11">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03" text:outline-level="2"><text:bookmark-start text:name="__RefHeading___Toc1539_3832303416"/>Chapter title<text:bookmark-end text:name="__RefHeading___Toc1539_3832303416"/></text:h>
      <text:p text:style-name="P31"><text:bookmark-start text:name="__RefHeading___Toc8132_40835207391"/>Author McLastName<text:bookmark-end text:name="__RefHeading___Toc8132_40835207391"/></text:p>
      <text:p text:style-name="P37">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6">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6">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123" text:outline-level="3">Suspendisse potenti</text:h>
      <text:p text:style-name="P56">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56">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123" text:outline-level="3">Suspendisse potenti</text:h>
      <text:p text:style-name="P56">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5"><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03" text:outline-level="2"><text:bookmark-start text:name="__RefHeading___Toc1541_3832303416"/>Chapter title<text:bookmark-end text:name="__RefHeading___Toc1541_3832303416"/></text:h>
      <text:p text:style-name="P31"><text:bookmark-start text:name="__RefHeading___Toc8132_40835207392"/>Author McLastName<text:bookmark-end text:name="__RefHeading___Toc8132_40835207392"/></text:p>
      <text:p text:style-name="P37">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6">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6">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123" text:outline-level="3">Suspendisse potenti</text:h>
      <text:p text:style-name="P56">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56">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123" text:outline-level="3">Suspendisse potenti</text:h>
      <text:p text:style-name="P56">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5"><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94" text:outline-level="1"><text:bookmark-start text:name="__RefHeading___Toc602_3129283096"/>Part 3: <text:line-break/>Motivation <text:span text:style-name="T23">&amp;</text:span> Engagement<text:bookmark-end text:name="__RefHeading___Toc602_3129283096"/></text:h>
      <text:p text:style-name="P84"/>
      <text:h text:style-name="P102" text:outline-level="2"><text:bookmark-start text:name="__RefHeading___Toc5643_4083520739"/>Chapter title<text:bookmark-end text:name="__RefHeading___Toc5643_4083520739"/></text:h>
      <text:p text:style-name="P21"><text:bookmark-start text:name="__RefHeading___Toc8138_4083520739"/>Author McLastName<text:bookmark-end text:name="__RefHeading___Toc8138_4083520739"/></text:p>
      <text:p text:style-name="P33">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2">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2">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115" text:outline-level="3">Suspendisse potenti</text:h>
      <text:p text:style-name="P52">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52">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115" text:outline-level="3">Suspendisse potenti</text:h>
      <text:p text:style-name="P52">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1"><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07" text:outline-level="2"><text:bookmark-start text:name="__RefHeading___Toc1147_11704403"/>When empowering employee decision-making, intent is everything<text:bookmark-end text:name="__RefHeading___Toc1147_11704403"/></text:h>
      <text:p text:style-name="P26"><text:bookmark-start text:name="__RefHeading___Toc8138_40835207393"/>Ron McFarland<text:bookmark-end text:name="__RefHeading___Toc8138_40835207393"/></text:p>
      <text:p text:style-name="P35">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71">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71">As Jim Whitehurst says in <text:span text:style-name="T15">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text:soft-page-break/>can make decisions on their own, they can actually become more powerful. But that's another article.)</text:p>
      <text:p text:style-name="P71">Managers should stay involved in critical decision-making, even as they grant their front-line employees a bigger voice in decisions. But their role needs to change. As Whitehurst says in The Open Organization, they need to facilitate, not delegate. That's a critical distinction that my time in Japan has taught me.</text:p>
      <text:p text:style-name="P54">It's also shown me one source of this problem—as well as a few paths to fixing it.</text:p>
      <text:h text:style-name="P124" text:outline-level="3">In need of meritocracy</text:h>
      <text:p text:style-name="P72">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72">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124" text:outline-level="3"><text:soft-page-break/>Peer projects can begin at parties</text:h>
      <text:p text:style-name="P72">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and asks someone to give a toast ("kanpai") to begin the boss's welcome party. From that point on, people start eating and drinking. Then the emcee asks everyone to introduce themselves, both to the whole group and to the boss, and to mention some of the things they're working on. After all participants have introduced themselves, the new boss speaks.</text:p>
      <text:p text:style-name="P72">In my experience, the unsuccessful inexperienced bosses announce how they'd like to improve the department. The best unqualified managers simply present their career highlights, then mention that they're 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72">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text:soft-page-break/>goal. They really generate front-line projects to explore partnerships as well.</text:p>
      <text:h text:style-name="Heading_20_3" text:outline-level="3">Meetings in the bars at night</text:h>
      <text:p text:style-name="P72">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72">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and have proven they've got the skills to introduce important changes. With that environment and small group size, those discussions have been very successful for me, and I think that environment is the best venue for creative open discussions throughout Japan.</text:p>
      <text:h text:style-name="Heading_20_3" text:outline-level="3">Finding a balance</text:h>
      <text:p text:style-name="P72">Whether you're putting together peers at a formal business meeting, at an official boss's welcome party, or in a bar, I can't stress enough the importance of balancing the four criteria Whitehurst explains in <text:span text:style-name="T15">The Open Organization</text:span>:</text:p>
      <text:list xml:id="list3291030269" text:style-name="L22">
        <text:list-item>
          <text:p text:style-name="P91">Encouraging members to speak freely and honestly</text:p>
        </text:list-item>
        <text:list-item>
          <text:p text:style-name="P91">Encouraging members be courageous enough to be different</text:p>
        </text:list-item>
        <text:list-item>
          <text:p text:style-name="P91">Selecting members committed to achievement</text:p>
        </text:list-item>
        <text:list-item>
          <text:p text:style-name="P91">Selecting members with the willingness to be accountable for whatever is decided</text:p>
        </text:list-item>
      </text:list>
      <text:p text:style-name="P72">This is how to catalyze front-line engagement—by staying involved in decision-making, not by skirting it.</text:p>
      <text:p text:style-name="P13"><text:soft-page-break/>Ron McFarland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h text:style-name="P102" text:outline-level="2"><text:bookmark-start text:name="__RefHeading___Toc5645_4083520739"/>The Tao of project management<text:bookmark-end text:name="__RefHeading___Toc5645_4083520739"/></text:h>
      <text:p text:style-name="P21"><text:bookmark-start text:name="__RefHeading___Toc8140_4083520739"/>Allison Matlack<text:bookmark-end text:name="__RefHeading___Toc8140_4083520739"/></text:p>
      <text:p text:style-name="First_20_Paragraph">The Tao Te Ching<text:note text:id="ftn28" text:note-class="footnote"><text:note-citation>28</text:note-citation><text:note-body><text:p text:style-name="P6">http://acc6.its.brooklyn.cuny.edu/%7Ephalsall/texts/taote-v3.html</text:p></text:note-body></text:note>, believed to have been written<text:note text:id="ftn29" text:note-class="footnote"><text:note-citation>29</text:note-citation><text:note-body><text:p text:style-name="P6">https://en.wikipedia.org/wiki/Tao_Te_Ching</text:p></text:note-body></text:note> by the sage Lao Tzu<text:note text:id="ftn30" text:note-class="footnote"><text:note-citation>30</text:note-citation><text:note-body><text:p text:style-name="P6">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69">This text is what immediately comes to my mind when thinking about project management in open organizations.</text:p>
      <text:p text:style-name="P53">That might sound strange. But to understand where I'm coming from, you should start by reading <text:span text:style-name="T14">The Open Organization: Igniting Passion and Performanc</text:span><text:span text:style-name="T16">e</text:span><text:span text:style-name="T12">,</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70"><text:soft-page-break/>This concept—that employees in open organizations are motivated by passion, purpose, and engagement—plays directly into where I think project managers should focus.</text:p>
      <text:p text:style-name="P53">And to explain, I'll return to the <text:span text:style-name="T14">Tao Te Ching</text:span>.</text:p>
      <text:h text:style-name="Heading_20_3" text:outline-level="3">Don't let your job title define you</text:h>
      <text:p text:style-name="P79">The tao that can be told<text:line-break/>is not the eternal Tao<text:line-break/>The name that can be named<text:line-break/>is not the eternal Name.</text:p>
      <text:p text:style-name="P79">The unnameable is the eternally real.<text:line-break/>Naming is the origin<text:line-break/>of all particular things.<text:note text:id="ftn31" text:note-class="footnote"><text:note-citation>31</text:note-citation><text:note-body><text:p text:style-name="P6">http://acc6.its.brooklyn.cuny.edu/%7Ephalsall/texts/taote-v3.html#1</text:p></text:note-body></text:note></text:p>
      <text:p text:style-name="P70">What exactly is <text:span text:style-name="Emphasis">project management</text:span>? And what does a project manager <text:span text:style-name="T14">do</text:span>?</text:p>
      <text:p text:style-name="P70">As you might expect, part of being a project manager is <text:span text:style-name="T14">managing projects</text:span>: gathering requirements, managing stakeholder communication, setting priority, scheduling tasks, helping the team resolve blockers. Many institutions<text:note text:id="ftn32" text:note-class="footnote"><text:note-citation>32</text:note-citation><text:note-body><text:p text:style-name="P6">http://www.pmi.org/certification/project-management-professional-pmp.aspx</text:p></text:note-body></text:note> can teach you how to manage projects very well, and these are good skills to have.</text:p>
      <text:p text:style-name="P53">However, <text:span text:style-name="T14">literally</text:span> managing projects is only part of what project managers in open organizations do. These organizations require something more: <text:span text:style-name="T14">Courage</text:span>. If you're good at managing projects (or if you're good at any job, really), then you can start to feel safe in your routine. That's when you know you need to find the courage to take a risk.</text:p>
      <text:p text:style-name="P70"><text:soft-page-break/>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53">The opening passage of the <text:span text:style-name="T14">Tao Te Ching</text:span> (which I cited above) suggests that words, labels, and names are limiting. That includes job titles. In open organizations, project managers don't just perform the rote tasks required to manage projects. They help teams <text:span text:style-name="T14">accomplish the organization's mission</text:span>, however defined.</text:p>
      <text:h text:style-name="P115" text:outline-level="3">Connect the right people</text:h>
      <text:p text:style-name="P79">We join spokes together in a wheel,<text:line-break/>but it is the center hole<text:line-break/>that makes the wagon move.<text:note text:id="ftn33" text:note-class="footnote"><text:note-citation>33</text:note-citation><text:note-body><text:p text:style-name="P6">http://acc6.its.brooklyn.cuny.edu/%7Ephalsall/texts/taote-v3.html#11</text:p></text:note-body></text:note></text:p>
      <text:p text:style-name="P70">One of the most difficult lessons I had to learn as I transitioned into project management was that not having all the answers was perfectly acceptable, even expected. That was new for me. I <text:span text:style-name="T14">like</text:span> having all the answers. But as a project manager, my role is more about <text:span text:style-name="T14">connecting</text:span> people—so the ones who <text:span text:style-name="T14">do</text:span> have the answers can collaborate efficiently.</text:p>
      <text:p text:style-name="P70">This does not mean dodging responsibility or ownership. This means being comfortable saying, "I don't know, but I will find out for you," and closing that loop as quickly as possible.</text:p>
      <text:p text:style-name="P53">Picture a wagon wheel. Without the stability and direction provided by the center hole, the spokes would fall and the wheel <text:soft-page-break/>collapse in on itself. Project managers in an open organization can help a team maintain forward momentum by bringing the right people together and cultivating the right discussions.</text:p>
      <text:h text:style-name="Heading_20_3" text:outline-level="3">Trust your team</text:h>
      <text:p text:style-name="P79">When the Master governs, the people<text:line-break/>are hardly aware that he exists.<text:line-break/>Next best is a leader who is loved.<text:line-break/>Next, one who is feared.<text:line-break/>The worst is one who is despised.</text:p>
      <text:p text:style-name="P79">If you don't trust the people,<text:line-break/>you make them untrustworthy.</text:p>
      <text:p text:style-name="P79">The Master doesn't talk, he acts.<text:line-break/>When his work is done,<text:line-break/>the people say, "Amazing:<text:line-break/>we did it, all by ourselves!"<text:note text:id="ftn34" text:note-class="footnote"><text:note-citation>34</text:note-citation><text:note-body><text:p text:style-name="P6">http://acc6.its.brooklyn.cuny.edu/%7Ephalsall/texts/taote-v3.html#17</text:p></text:note-body></text:note></text:p>
      <text:p text:style-name="P70">Rebecca Fernandez<text:note text:id="ftn35" text:note-class="footnote"><text:note-citation>35</text:note-citation><text:note-body><text:p text:style-name="P6">https://opensource.com/users/rebecca</text:p></text:note-body></text:note> once told me that what differentiates leaders in open organizations is not the trust people have <text:span text:style-name="T14">in them</text:span>, but the trust <text:span text:style-name="T14">they have</text:span> in other people.</text:p>
      <text:p text:style-name="P70">Open organizations do a great job hiring smart people who are passionate about what their companies are doing. In order for them to do their best work, we have to give them what they need and then get out of their way.</text:p>
      <text:p text:style-name="P53">Here, I think the above passage from the <text:span text:style-name="T14">Tao Te Ching</text:span> speaks for itself.</text:p>
      <text:h text:style-name="P125" text:outline-level="3"><text:soft-page-break/>Be effortless</text:h>
      <text:p text:style-name="P79">The Master does nothing<text:line-break/>yet he leaves nothing undone.<text:line-break/>The ordinary man is always doing things,<text:line-break/>yet many more are left to be done.<text:note text:id="ftn36" text:note-class="footnote"><text:note-citation>36</text:note-citation><text:note-body><text:p text:style-name="P6">http://acc6.its.brooklyn.cuny.edu/%7Ephalsall/texts/taote-v3.html#38</text:p></text:note-body></text:note></text:p>
      <text:p text:style-name="P70">Do you know the type of person who is always extremely busy? The one who seems frazzled and stressed with too many things to do?</text:p>
      <text:p text:style-name="P70">Don't be that person.</text:p>
      <text:p text:style-name="P70">I know that's easier said than done. The thing that most helps me keep from being that person is remembering that we are all extremely busy. I don't have a single co-worker who is bored.</text:p>
      <text:p text:style-name="P70">But someone needs to be the calm in the middle of the storm. Someone needs to be the person who reassures the team that everything is going to be okay, that we'll find a way to get things done within the parameters dictated by reality and the number of business hours in a day (because that's the truth, and we have to).</text:p>
      <text:p text:style-name="P70">Be <text:span text:style-name="T14">that</text:span> person.</text:p>
      <text:p text:style-name="P53">What this passage of the <text:span text:style-name="T14">Tao Te Ching</text:span> says to me is that the person who's always talking about what she or he is doing has <text:span text:style-name="T14">no time to actually do those things</text:span>. If you can make your job seem effortless to those around you, then you're doing your job right.</text:p>
      <text:h text:style-name="Heading_20_3" text:outline-level="3"><text:soft-page-break/>Be a culture coach</text:h>
      <text:p text:style-name="P79">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37" text:note-class="footnote"><text:note-citation>37</text:note-citation><text:note-body><text:p text:style-name="P6">http://acc6.its.brooklyn.cuny.edu/%7Ephalsall/texts/taote-v3.html#41</text:p></text:note-body></text:note></text:p>
      <text:p text:style-name="P70">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38" text:note-class="footnote"><text:note-citation>38</text:note-citation><text:note-body><text:p text:style-name="P6">https://opensource.com/open-organization/15/9/reflections-open-organization-starry-eyed-dreamer</text:p></text:note-body></text:note> about how companies should run. They told me things couldn't possibly be as they seemed. They said I should investigate further.</text:p>
      <text:p text:style-name="P70">So I did.</text:p>
      <text:p text:style-name="P70">And here's what I found: Things are <text:span text:style-name="T14">exactly</text:span> as they seem.</text:p>
      <text:p text:style-name="P70">In open organizations, culture <text:span text:style-name="T14">matters</text:span>. Maintaining that culture as an organization grows makes it possible to wake up and look forward to going to work in the morning. I (and other members of open organizations) don't want to "work to live," as my classmates described it. I need to feel a passion and purpose, to understand how the work I do on a daily basis directly contributes to something I believe in.</text:p>
      <text:p text:style-name="P70"><text:soft-page-break/>As a project manager, you might think that your job has nothing to do with cultivating your company's culture on your team. However, it's your job to embody it.</text:p>
      <text:h text:style-name="Heading_20_3" text:outline-level="3">Kaizen</text:h>
      <text:p text:style-name="P79">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39" text:note-class="footnote"><text:note-citation>39</text:note-citation><text:note-body><text:p text:style-name="P6">http://acc6.its.brooklyn.cuny.edu/%7Ephalsall/texts/taote-v3.html#48</text:p></text:note-body></text:note></text:p>
      <text:p text:style-name="P70">The general field of project management is too focused on the latest and greatest tools. But the answer to the question of which tool you should use is always the same: "the simplest."</text:p>
      <text:p text:style-name="P70">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4">problem(s)</text:span> you're using those tools to solve.</text:p>
      <text:p text:style-name="P70">My favorite part of being a project manager in an Agile world is having the freedom to throw out what doesn't work. This is related to the concept of kaizen<text:note text:id="ftn40" text:note-class="footnote"><text:note-citation>40</text:note-citation><text:note-body><text:p text:style-name="P6">https://www.kaizen.com/about-us/definition-of-kaizen.html</text:p></text:note-body></text:note>, or "continuous improvement." Don't be afraid to try and fail. Failing is the label <text:soft-page-break/>we've put on the process of learning what works and what doesn't. But it's the only way to improve.</text:p>
      <text:p text:style-name="P70">The best processes arise organically. As a project manager, you can help your team by supporting them and not trying to force them into anything.</text:p>
      <text:h text:style-name="P125" text:outline-level="3">Practice</text:h>
      <text:p text:style-name="P79">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41" text:note-class="footnote"><text:note-citation>41</text:note-citation><text:note-body><text:p text:style-name="P7">http://acc6.its.brooklyn.cuny.edu/%7Ephalsall/texts/taote-v3.html#67</text:p></text:note-body></text:note></text:p>
      <text:p text:style-name="P70">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70">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11">Allison Matlack is a project manager leading case management teams at Red Hat. Previously, she was the content editor/manager for the Red Hat Customer Portal for more than three years.</text:p>
      <text:h text:style-name="P108" text:outline-level="2"><text:bookmark-start text:name="__RefHeading___Toc1149_11704403"/>Leading through the power of "thank you"<text:bookmark-end text:name="__RefHeading___Toc1149_11704403"/></text:h>
      <text:p text:style-name="P29"><text:bookmark-start text:name="__RefHeading___Toc8138_40835207391"/>Curtis A. Carver<text:bookmark-end text:name="__RefHeading___Toc8138_40835207391"/></text:p>
      <text:p text:style-name="P34">A simple "thank you" can go a long way. Most of all, an expression of gratitude and the recognition of a job well done can reinforce an organizational culture of collaboration and transparency in an organization.</text:p>
      <text:p text:style-name="Text_20_body">That kind of culture doesn't just emerge automatically. It requires conscious and deliberate behaviors aimed at making sure people know how much they're valued. On IT teams where I've served in a leadership role, I've developed a simple system for making sure accolades get amplified, resulting in organizational communities built on respect and thankfulness.</text:p>
      <text:p text:style-name="Text_20_body">In this chapter, I'll explain what it involves because I believe any team or organization could implement it overnight.</text:p>
      <text:h text:style-name="Heading_20_3" text:outline-level="3">Praise and progress—in public</text:h>
      <text:p text:style-name="Text_20_body">We call it Praise and Progress.</text:p>
      <text:p text:style-name="Text_20_body">At its heart is the Praise and Progress meeting, which we hold once every month. In that meeting, each team in my organization receives two minutes of everyone's attention. They can use that time use to explain something important they recently accomplished; that's the "Progress" part. Then they can publicly thank someone who made a difference to their work. That's the "Praise" part—and it's the most important.</text:p>
      <text:p text:style-name="Text_20_body">During this portion of the meeting, employees often take time to personally thank—in front of their peers—individuals <text:soft-page-break/>who helped them and made an impact on their work. Sometimes, participants will thank people who aren't at the meeting: People on other teams or in other departments. When that happens, I send those folks emails to let them know our team has recognized them, and I add my own personal thanks to the note. I also send a copy to their managers.</text:p>
      <text:p text:style-name="Text_20_body">Occasionally, people will simply thank co-workers who are making a difference in their professional lives. And that kind of gratitude can be extraordinarily powerful. For example, when I initiated Praise and Progress at the University of Alabama in Birmingham, someone came forward to express gratitude for the mentorship he continues to receive from someone who isn't even in his department—a former, exemplary boss who continues to take an interest in his life and wants to help him navigate his career. And as I always do, I contacted that manager to let him know his former employee had thanked him publicly at our meeting and continued to speak so warmly about him. The response I received taught me so much about a new member of my own team.</text:p>
      <text:p text:style-name="Text_20_body">Overall, the benefits of this monthly community tradition have been amazing. For example:</text:p>
      <text:list xml:id="list1934889290" text:style-name="L23">
        <text:list-item>
          <text:p text:style-name="P160">Praise and Progress builds a culture of innovation. Every month, we're talking together about our successes and new projects, and that fosters both a sense of forward movement and a spirit of accomplishment.</text:p>
        </text:list-item>
        <text:list-item>
          <text:p text:style-name="P160">The meetings build a culture of gratitude and teamwork within the company. As everyone becomes more comfortable with the Praise and Progress ritual, they open up more—and that culture of gratitude gets even more deeply entrenched.</text:p>
        </text:list-item>
        <text:list-item>
          <text:p text:style-name="P160"><text:soft-page-break/>As a leader in the organization, Praise and Progress meetings are extraordinarily educational for me because I not only hear teammates' perceptions of the projects they're working on, but I also often learn things I never even knew my organization was doing!</text:p>
        </text:list-item>
        <text:list-item>
          <text:p text:style-name="P160">Discussing our work publicly is a great way to foster transparency across the organization. Since we're sharing our successes and the stories of the challenges that led to them, we can often help one another and lend immediate guidance.</text:p>
        </text:list-item>
      </text:list>
      <text:p text:style-name="Text_20_body">But even more surprising to me was the effect that Praise and Progress had on my organization's relationships with external teams and stakeholders. These simple gestures engage an entire community around an IT project, which helps build communities of practice throughout and across organizations. And that leads to true cultural change. But apart from helping everyone feel appreciated for their hard work, Praise and Progress also helps build "mini-champions" for the IT organization among all the campuses and departments we serve. The tradition leads to situations in which people are talking about all the good things they hear the IT organization is doing. It builds tremendous goodwill, allowing me to kill poisoned seeds before they ever sprout.</text:p>
      <text:h text:style-name="P125" text:outline-level="3">Not about you</text:h>
      <text:p text:style-name="P53">When you're trying to change an organization, make sure <text:span text:style-name="Emphasis">the organization itself</text:span> remains your priority. Any change you initiate should be about the organization; it's not about you. It's about the customers you're serving (students, in my case) and what you're equipping them to do (again, in my case, changing how they think about the world).</text:p>
      <text:p text:style-name="P53"><text:soft-page-break/>Doing that can be difficult. But for open leaders, the best way to do it is to get <text:span text:style-name="Emphasis">a community of dedicated professionals involved</text:span> and, one-by-one, convince them that they can be an agent of innovation. Engage them in building the relationships and provide the scaffolding so that they can openly collaborate on building the next generation of leaders, and you will.</text:p>
      <text:p text:style-name="P53">Constructing a culture of gratitude is a great first step in doing that. It's amazing what a simple "thank-you" can help you do.</text:p>
      <text:p text:style-name="P12">Curtis A. Carver Jr., Ph.D. is the Vice President and Chief Information Officer for the University of Alabama at Birmingham. Previously, he was the vice chancellor and chief information officer for the Board of Regents of University System of Georgia.</text:p>
      <text:h text:style-name="P111" text:outline-level="2"><text:bookmark-start text:name="__RefHeading___Toc2190_721019827"/>More engaging meetings begin with trustful relationships<text:bookmark-end text:name="__RefHeading___Toc2190_721019827"/></text:h>
      <text:p text:style-name="P136"><text:bookmark-start text:name="__RefHeading___Toc8138_40835207394"/>MaryJo Burchard<text:bookmark-end text:name="__RefHeading___Toc8138_40835207394"/></text:p>
      <text:p text:style-name="P138">People tend to focus on the technical elements of meeting prep: setting the objective(s), making the agenda, choosing a place and duration, selecting stakeholders, articulating a timeline, and so on. But if you want people to come to a meeting ready to fully engage, building trust is mission-critical, too. If you need people to engage in your meetings, then you're likely expecting people to come ready to share their creativity, problem-solving, and innovation ideas.</text:p>
      <text:p text:style-name="P87">All these things require taking risks—and risks force people to be vulnerable. Trust is therefore fundamental to getting anyone to engage meaningfully in meetings. But trust is not unilateral. If you think people either "trust you or they don't," you're missing important opportunities to help people feel free to bring everything they have to engage in your meetings.</text:p>
      <text:p text:style-name="P87">Let's look at seven questions open leaders can ask themselves as they get ready to gauge and build trust levels in advance of their meetings. The extent to which you're able to do this can make or break constructive engagement in meetings.</text:p>
      <text:h text:style-name="Heading_20_3" text:outline-level="3">1. Are you for real?</text:h>
      <text:p text:style-name="P87">Engagement begins with people's need for confidence. First and foremost, they're going to want to know that the meeting they are walking into will be exactly what you told them they'd be walking into. They want to be able to rely on and ac<text:soft-page-break/>cept the accuracy of your stated reason for the meeting, its objectives, etc., at face value, knowing that you are not intentionally attempting to deceive or trap anyone, nor are you withholding crucial information from them.</text:p>
      <text:p text:style-name="P87"><text:span text:style-name="Emphasis">When people can trust your authenticity and they know you've shared exactly what they're getting into, they can prepare themselves accordingly. Blindsided people may be reticent to participate at the same depth.</text:span></text:p>
      <text:h text:style-name="P131" text:outline-level="3">2. Are you safe?</text:h>
      <text:p text:style-name="P87">Few things are more daunting than the fear of walking into an ambush. When people wonder if their input will cause someone to be thrown under the bus—or worse, when people fear that problem-solving or brainstorming sessions will turn into a dogpile or blame-fest—you can bet that the only people who will be excited to engage are the people who enjoy being abusive, calling it "collaboration." Contrary to what some in the open source community seem to believe, intentional use of caustic, demeaning expressions for "feedback" will not produce the highest quality outputs.</text:p>
      <text:p text:style-name="P87">What the team will end up with <text:span text:style-name="Emphasis">instead</text:span> is an unwritten rule that the most oppressive voices always win; other brilliant ideas will be stifled when the people who have them do not feel personally safe to share them. With the exception of people who enjoy the cathartic rush of harsh exchanges, openness to genuine feedback occurs when people do not fear that they will be personally attacked or publicly humiliated in the process. For the strongest possible engagement in meetings, set clear group expectations that balance candor and transparency with enforced communication and behavioral norms that promote confidence rather than intimidation.</text:p>
      <text:p text:style-name="P87"><text:soft-page-break/><text:span text:style-name="Emphasis">When people can trust you to model and reinforce threat-reducing behaviors during collaboration and idea sharing, you make room for a true meritocracy of ideas to emerge. </text:span></text:p>
      <text:h text:style-name="Heading_20_3" text:outline-level="3">3. Are you consistent?</text:h>
      <text:p text:style-name="P87">One of the greatest gifts a leader or decision-maker can give to stakeholders is a clear sense of consistency. Consistency enables people to obtain some level of clarity regarding the range of possibilities for any given meeting—and it helps them plan accordingly.</text:p>
      <text:p text:style-name="P87">Even if people are not fond of your predictable behavior, they can learn to navigate their own responsibilities around what they know you will say or do. As an added bonus, in your absence your consistent behavior will still enable them to engage in making decisions about which they can confidently predict your general thoughts and responses.</text:p>
      <text:p text:style-name="P87"><text:span text:style-name="Emphasis">When people can trust your words and actions to have clear, reliable patterns, they can gain a clearer sense of their role in the engagement process.</text:span></text:p>
      <text:h text:style-name="P131" text:outline-level="3">4. Can they depend on you?</text:h>
      <text:p text:style-name="P87">Somewhat related to consistency is your reputation for being a person of your word. I have facilitated countless decision-making meetings in organizations that began with the question, "Is this going to be another one of those meetings where we do all the hard work and come up with a workable solution, and then the powers that be are going to just do whatever they want anyway?" Past failures to follow through can destroy people's motivation to attempt to engage again. If a history of undependable follow-through and unkept commitments exists (whether or not you were at the heart of them), acknowledge the failure to the people in advance and discuss with them the measures you <text:soft-page-break/>will take to keep the current commitments related to this new meeting.</text:p>
      <text:p text:style-name="P87"/>
      <text:p text:style-name="P87"><text:span text:style-name="Emphasis">When people can trust your word to follow through on commitments related to their investment in the meeting, they can often give the process another chance, even if others failed to follow through in the past.</text:span></text:p>
      <text:h text:style-name="P131" text:outline-level="3">5. Do you know your stuff?</text:h>
      <text:p text:style-name="P92">Having the skill and expertise to conduct the meeting and discuss responsibilities isn't enough. You need to know your people. A meeting in which the leader is unfamiliar with the group's history, trigger words, social cues, behavioral norms, and shared values will make it very difficult to make sure you (and others!) are engaging in alignment with cultural expectations. Perceived incompetence by the person leading a meeting can be an immediate engagement-killer.</text:p>
      <text:p text:style-name="P92">If you are new to the group, before the meeting (or as an opening session), let the people help you catch up with discovery discussions (individually or in small groups), and ask them for help in understanding the shared story, values, history, norms, etc. in addition to any nuanced skills or knowledge you'll need to grasp to facilitate effective discussions.</text:p>
      <text:p text:style-name="P92"><text:span text:style-name="Emphasis">When people can trust that you know what you are doing, they can relax and focus on their own responsibilities in the meeting.</text:span></text:p>
      <text:h text:style-name="P131" text:outline-level="3">6. Does the buck stop with you?</text:h>
      <text:p text:style-name="P87">With complex or wide-scale projects, it's easy for things to fall through the cracks. People you work with are likely heavy hitters who already want to do a good job—but someone has to assume ultimate responsibility for the success of the entire team. I'm not talking about ultimate "fault" or "blame" in case <text:soft-page-break/>something goes wrong (we want solutions, not human targets). I'm talking about <text:span text:style-name="Emphasis">ownership</text:span>. Someone needs to assume personal responsibility to help set up the task/project/team for success, and own any initiative that needs to be assumed if it begins to flounder. If you assume ownership, you embrace the responsibility to engage with the stakeholders holistically and proactively. Your words and actions will hold you and everyone else to the highest possible standards.</text:p>
      <text:p text:style-name="P87"><text:span text:style-name="Emphasis">When people can trust that you assume personal responsibility and ownership of helping them succeed, the mental and emotional energy they'd commit to self-protection "just in case you drop the ball" can be redirected to bolstering their own contributions.</text:span></text:p>
      <text:h text:style-name="P131" text:outline-level="3">7. Do people believe that your intent is to help?</text:h>
      <text:p text:style-name="P87">This is the linchpin of trust.</text:p>
      <text:p text:style-name="P87">People can handle a lot of things—inconsistent or erratic behaviors, stupid verbal responses, lack of follow-through, even lack of knowledge or ownership—if they can sense that you are really trying to do right by them. It is worth the time to connect with people beyond what you need from them, to take a genuine interest in who they are as people and what's going on in their lives. Beyond being good interpersonal protocol, it's good business.</text:p>
      <text:p text:style-name="P87"><text:span text:style-name="Emphasis">When people are inclined to believe what you say and do is intended to help and not harm them, they will be more likely to interpret and respond to your failings to have the best possible motives, which often means they'll engage with you to help work through the kinks even if they are frustrated or even angry with your behavior.</text:span></text:p>
      <text:h text:style-name="P132" text:outline-level="3"><text:soft-page-break/>Bottom line</text:h>
      <text:p text:style-name="P87">Trust is where engagement begins, in meetings and in life. Understanding the multiple dimensions of trust gives us the opportunity to have conversations that can help us build it up wherever it is lacking—before we need it in the meeting.</text:p>
      <text:p text:style-name="P87"/>
      <text:p text:style-name="P87">For example, when we allow someone to tell us, "I trust that you mean well, but I do not yet trust your competence in this skill," or "I trust your expertise and I know you intend to do what you say, but I find that your optimism about what can be done in an hour exceeds reality, so despite your good heart, I cannot currently trust your dependability," we have a chance to pinpoint what areas we need to foster their trust. Responding to statements like these with questions like, "What do you need from me in order to grow in your trust of me in this area?" and then following up to track your progress can also add to others' perception of your intent to do them good.</text:p>
      <text:p text:style-name="P87">Stay with it! Over time, both trust—and with it, engagement—will grow.</text:p>
      <text:p text:style-name="P144">MaryJo Burchard (Concord Solutions) helps leaders in nonprofits, education, business, and public sector develop open behaviors and interactions to measurably raise the bar of humane engagement in the workplace. <text:span text:style-name="T33">She </text:span>has a PhD in Organizational Leadership from Regent University and conducts training and internal organizational development consulting for the City of Virginia Beach, where she lives with her husband Kenny, their son Victor, and their chihuahua-pug, Stanley. </text:p>
      <text:h text:style-name="P104" text:outline-level="2"><text:bookmark-start text:name="__RefHeading___Toc1151_11704403"/>Chapter title<text:bookmark-end text:name="__RefHeading___Toc1151_11704403"/></text:h>
      <text:p text:style-name="P25"><text:bookmark-start text:name="__RefHeading___Toc8138_40835207392"/>Author McLastName<text:bookmark-end text:name="__RefHeading___Toc8138_40835207392"/></text:p>
      <text:p text:style-name="P34">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3">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3">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125" text:outline-level="3">Suspendisse potenti</text:h>
      <text:p text:style-name="P53">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53">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125" text:outline-level="3">Suspendisse potenti</text:h>
      <text:p text:style-name="P53">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2"><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93" text:outline-level="1"/>
      <text:h text:style-name="P95" text:outline-level="1"><text:bookmark-start text:name="__RefHeading___Toc5647_4083520739"/>Appendix A<text:line-break/>The Open Organization Definition<text:bookmark-end text:name="__RefHeading___Toc5647_4083520739"/></text:h>
      <text:h text:style-name="P133" text:outline-level="3">Nam auctor neque</text:h>
      <text:p text:style-name="P50">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h text:style-name="P93" text:outline-level="1"><text:bookmark-start text:name="__RefHeading___Toc842_1232125672"/>Learn More<text:bookmark-end text:name="__RefHeading___Toc842_1232125672"/></text:h>
      <text:p text:style-name="P83"/>
      <text:h text:style-name="P109" text:outline-level="2"><text:bookmark-start text:name="__RefHeading___Toc2382_190016556"/>Additional <text:span text:style-name="T19">resources</text:span><text:bookmark-end text:name="__RefHeading___Toc2382_190016556"/></text:h>
      <text:h text:style-name="P126" text:outline-level="3">The book series</text:h>
      <text:p text:style-name="P61">Continue reading about the future of work, management, and leadership in the <text:span text:style-name="T15">Open Organization</text:span><text:span text:style-name="T2"> book series. Get started at opensource.com/open-organization/resources/book-series.</text:span></text:p>
      <text:h text:style-name="P126" text:outline-level="3">The newsletter</text:h>
      <text:p text:style-name="P62"><text:span text:style-name="T3">Get open organization stories sent directly to your inbox. Visit </text:span><text:span text:style-name="T5">opensource.com/open-organization/resources/newsletter</text:span><text:span text:style-name="T3"> to sign up.</text:span></text:p>
      <text:h text:style-name="P126" text:outline-level="3"><text:span text:style-name="T8">T</text:span><text:span text:style-name="T2">he discussion list</text:span></text:h>
      <text:p text:style-name="P63"><text:span text:style-name="T6">Our community of writers, practitioners, and ambassadors regularly exchange resources and discuss </text:span><text:span text:style-name="T10">the themes of this book</text:span><text:span text:style-name="T6">. Chime in </text:span><text:span text:style-name="T5">at www.redhat.com/mailman/listinfo/openorg-list.</text:span></text:p>
      <text:h text:style-name="P127" text:outline-level="3"/>
      <text:h text:style-name="P110" text:outline-level="2"><text:bookmark-start text:name="__RefHeading___Toc2384_190016556"/>Get involved<text:bookmark-end text:name="__RefHeading___Toc2384_190016556"/></text:h>
      <text:h text:style-name="P128" text:outline-level="3">Share this book</text:h>
      <text:p text:style-name="P64">We've licensed this book with a Creative Commons license, so you're free to share a copy with anyone who might benefit from learning more about the ways open source values are changing organizations today. See the copyright statement for more detail.</text:p>
      <text:h text:style-name="P129" text:outline-level="3">Tell your story</text:h>
      <text:p text:style-name="P65">Every week, Opensource.com publishes stories about the ways open principles are changing the way we work, manage, and lead. <text:span text:style-name="T18">You can read them at opensource.com/open-organization. Do you have a story to tell? </text:span>Please consider submitting it to us at opensource.com/story.</text:p>
      <text:h text:style-name="P130" text:outline-level="3">Join the community</text:h>
      <text:p text:style-name="P66"><text:span text:style-name="T3">Are you passionate about using open source ideas to enhance organizational life? You might be eligible for the Open Organization Ambassadors program </text:span><text:span text:style-name="T4">(read more at opensource.com/resources/open-organization-ambassadors-program)</text:span><text:span text:style-name="T3">. </text:span><text:span text:style-name="T4">Share your knowledge and </text:span><text:span text:style-name="T9">your </text:span><text:span text:style-name="T4">experience—and join us </text:span><text:span text:style-name="T7">at github.com/open-organization-ambassadors.</text:span></text:p>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margin-top="0in" fo:margin-bottom="0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033a82" officeooo:paragraph-rsid="05033a82"/>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rganize for Innovation</text:p>
      </style:header>
      <style:footer>
        <text:p text:style-name="Footer"><text:page-number text:select-page="current">117</text:page-number></text:p>
      </style:footer>
    </style:master-page>
    <style:master-page style:name="Start_20_Page" style:display-name="Start Page" style:page-layout-name="Mpm2" style:next-style-name="Standard">
      <style:footer>
        <text:p text:style-name="Footer"><text:page-number text:select-page="current">120</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Organize for Innovation</text:p>
      </style:header>
      <style:footer>
        <text:p text:style-name="Footer"><text:page-number text:select-page="current">124</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0.6.1$Linux_X86_64 LibreOffice_project/00$Build-1</meta:generator>
    <meta:editing-duration>P27DT6H5M30S</meta:editing-duration>
    <meta:editing-cycles>806</meta:editing-cycles>
    <dc:title>Open Organization Book</dc:title>
    <dc:date>2018-08-28T07:01:48.554449464</dc:date>
    <meta:document-statistic meta:table-count="0" meta:image-count="0" meta:object-count="0" meta:page-count="125" meta:paragraph-count="735" meta:word-count="23122" meta:character-count="145222" meta:non-whitespace-character-count="122974"/>
    <meta:template xlink:type="simple" xlink:actuate="onRequest" xlink:title="Open Organization Book" xlink:href="../../../../../.config/libreoffice/4/user/template/Open%20Organization%20Book.ott" meta:date="2017-03-02T13:55:41.957328267"/>
  </office:meta>
</office:document-meta>
</file>